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2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3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4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Text_20_body" style:list-style-name="L5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Text_20_body" style:list-style-name="L6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Text_20_body" style:list-style-name="L7">
      <style:paragraph-properties fo:margin-top="0in" fo:margin-bottom="0in"/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Text_20_body" style:list-style-name="L8">
      <style:paragraph-properties fo:margin-top="0in" fo:margin-bottom="0in"/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Text_20_body" style:list-style-name="L9">
      <style:paragraph-properties fo:margin-top="0in" fo:margin-bottom="0in"/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Text_20_body" style:list-style-name="L10">
      <style:paragraph-properties fo:margin-top="0in" fo:margin-bottom="0in"/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Text_20_body" style:list-style-name="L11">
      <style:paragraph-properties fo:margin-top="0in" fo:margin-bottom="0in"/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Text_20_body" style:list-style-name="L12">
      <style:paragraph-properties fo:margin-top="0in" fo:margin-bottom="0in"/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Text_20_body" style:list-style-name="L13">
      <style:paragraph-properties fo:margin-top="0in" fo:margin-bottom="0in"/>
    </style:style>
    <style:style style:name="P785" style:family="paragraph" style:parent-style-name="Text_20_body" style:list-style-name="L14">
      <style:paragraph-properties fo:margin-top="0in" fo:margin-bottom="0in"/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</office:automatic-styles>
  <office:body>
    <office:text>
      <text:p text:style-name="Text_20_body">export tenv export tenv_mean export tenv_median export penv export penv_mean export penv_median export senv export senv_mean export senv_median export henv export henv_mean export henv_median export env_cor</text:p>
      <text:p text:style-name="Text_20_body">““” tenv(obj; ch, d)</text:p>
      <text:p text:style-name="Text_20_body">Calculate temporal envelope (amplitude).</text:p>
      <text:h text:style-name="Heading_20_1" text:outline-level="1"><text:bookmark-start text:name="arguments"/>Arguments<text:bookmark-end text:name="arguments"/></text:h>
      <text:list text:style-name="L1">
        <text:list-item>
          <text:p text:style-name="P1"><text:span text:style-name="Source_Text">obj::NeuroAnalyzer.NEURO</text:span></text:p>
        </text:list-item>
        <text:list-item>
          <text:p text:style-name="P1"><text:span text:style-name="Source_Text">ch::Union{Int64, Vector{Int64}, &lt;:AbstractRange}=signal_channels(obj)</text:span>: index of channels, default is all signal channels</text:p>
        </text:list-item>
        <text:list-item>
          <text:p text:style-name="P1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"/>Returns<text:bookmark-end text:name="returns"/></text:h>
      <text:p text:style-name="First_20_paragraph">Named tuple containing: - <text:span text:style-name="Source_Text">t_env::Array{Float64, 3}</text:span>: temporal envelope - <text:span text:style-name="Source_Text">s_t::Vector{Float64}</text:span>: signal time ““” function tenv(obj::NeuroAnalyzer.NEURO; ch::Union{Int64, Vector{Int64}, &lt;:AbstractRange}=signal_channels(obj), d::Int64=32)</text:p>
      <text:p text:style-name="P2">_check_channels(obj, ch)</text:p>
      <text:p text:style-name="P3"/>
      <text:p text:style-name="P4">ch_n = length(ch)</text:p>
      <text:p text:style-name="P5">ep_n = epoch_n(obj)</text:p>
      <text:p text:style-name="P6">s_t = obj.epoch_time</text:p>
      <text:p text:style-name="P7"/>
      <text:p text:style-name="P8">t_env = zeros(ch_n, epoch_len(obj), ep_n)</text:p>
      <text:p text:style-name="P9"/>
      <text:p text:style-name="P10">@inbounds @simd for ep_idx in 1:ep_n</text:p>
      <text:p text:style-name="P11"><text:s text:c="4"/>Threads.@threads for ch_idx in 1:ch_n</text:p>
      <text:p text:style-name="P12"><text:s text:c="8"/>s = @view obj.data[ch[ch_idx], :, ep_idx]</text:p>
      <text:p text:style-name="P13"><text:s text:c="8"/># find peaks</text:p>
      <text:p text:style-name="P14"><text:s text:c="8"/>p_idx = findpeaks(s, d=d)</text:p>
      <text:p text:style-name="P15"><text:s text:c="8"/># add first time-point</text:p>
      <text:p text:style-name="P16"><text:s text:c="8"/>pushfirst!(p_idx, 1)</text:p>
      <text:p text:style-name="P17"><text:s text:c="8"/># add last time-point</text:p>
      <text:p text:style-name="P18"><text:s text:c="8"/>push!(p_idx, length(s))</text:p>
      <text:p text:style-name="P19"><text:s text:c="8"/># interpolate peaks using cubic spline or loess</text:p>
      <text:p text:style-name="P20"><text:s text:c="8"/>if length(p_idx) &gt;= 5</text:p>
      <text:p text:style-name="P21"><text:s text:c="12"/>model = CubicSpline(s_t[p_idx], s[p_idx])</text:p>
      <text:p text:style-name="P22"><text:s text:c="12"/>try</text:p>
      <text:p text:style-name="P23"><text:s text:c="16"/>t_env[ch_idx, :, ep_idx] = model(s_t)</text:p>
      <text:p text:style-name="P24"><text:s text:c="12"/>catch</text:p>
      <text:p text:style-name="P25"><text:s text:c="16"/>@error "CubicSpline error, using Loess."</text:p>
      <text:p text:style-name="P26"><text:s text:c="16"/>model = Loess.loess(s_t[p_idx], s[p_idx], span=0.5)</text:p>
      <text:p text:style-name="P27"><text:s text:c="16"/>t_env[ch_idx, :, ep_idx] = Loess.predict(model, s_t)</text:p>
      <text:p text:style-name="P28"><text:s text:c="12"/>end</text:p>
      <text:p text:style-name="P29"><text:s text:c="8"/>else</text:p>
      <text:p text:style-name="P30"><text:s text:c="12"/>_info("Less than 5 peaks detected, using Loess.")</text:p>
      <text:p text:style-name="P31"><text:s text:c="12"/>model = Loess.loess(s_t[p_idx], s[p_idx], span=0.5)</text:p>
      <text:p text:style-name="P32"><text:s text:c="12"/>t_env[ch_idx, :, ep_idx] = Loess.predict(model, s_t)</text:p>
      <text:p text:style-name="P33"><text:s text:c="8"/>end</text:p>
      <text:p text:style-name="P34"><text:s text:c="8"/>t_env[ch_idx, 1, ep_idx] = t_env[ch_idx, 2, ep_idx]</text:p>
      <text:p text:style-name="P35"><text:s text:c="4"/>end</text:p>
      <text:p text:style-name="P36">end</text:p>
      <text:p text:style-name="P37"/>
      <text:p text:style-name="P38">return (t_env=t_env, s_t=s_t)</text:p>
      <text:p text:style-name="First_20_paragraph">end</text:p>
      <text:p text:style-name="Text_20_body">““” tenv_mean(obj; ch, dims, d)</text:p>
      <text:p text:style-name="Text_20_body">Calculate temporal envelope (amplitude): mean and 95% CI.</text:p>
      <text:h text:style-name="Heading_20_1" text:outline-level="1"><text:bookmark-start text:name="arguments-1"/>Arguments<text:bookmark-end text:name="arguments-1"/></text:h>
      <text:list text:style-name="L2">
        <text:list-item>
          <text:p text:style-name="P39"><text:span text:style-name="Source_Text">obj::NeuroAnalyzer.NEURO</text:span></text:p>
        </text:list-item>
        <text:list-item>
          <text:p text:style-name="P39"><text:span text:style-name="Source_Text">ch::Union{Int64, Vector{Int64}, &lt;:AbstractRange}=signal_channels(obj)</text:span>: index of channels, default is all signal channels</text:p>
        </text:list-item>
        <text:list-item>
          <text:p text:style-name="P39"><text:span text:style-name="Source_Text">dims::Int64</text:span>: mean over channels (dims = 1), epochs (dims = 2) or channels and epochs (dims = 3)</text:p>
        </text:list-item>
        <text:list-item>
          <text:p text:style-name="P39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-1"/>Returns<text:bookmark-end text:name="returns-1"/></text:h>
      <text:p text:style-name="First_20_paragraph">Named tuple containing: - <text:span text:style-name="Source_Text">t_env_m::Union{Vector{Float64}, Matrix{Float64}}</text:span>: temporal envelope: mean - <text:span text:style-name="Source_Text">t_env_u::Union{Vector{Float64}, Matrix{Float64}}</text:span>: temporal envelope: 95% CI upper bound - <text:span text:style-name="Source_Text">t_env_l::Union{Vector{Float64}, Matrix{Float64}}</text:span>: temporal envelope: 95% CI lower bound - <text:span text:style-name="Source_Text">s_t::Vector{Float64}</text:span>: signal time ““” function tenv_mean(obj::NeuroAnalyzer.NEURO; ch::Union{Int64, Vector{Int64}, &lt;:AbstractRange}=signal_channels(obj), dims::Int64, d::Int64=32)</text:p>
      <text:p text:style-name="P40">if dims == 1</text:p>
      <text:p text:style-name="P41"><text:s text:c="4"/>channel_n(obj) == 1 &amp;&amp; throw(ArgumentError("Number of channels must be ≥ 2."))</text:p>
      <text:p text:style-name="P42">elseif dims == 2</text:p>
      <text:p text:style-name="P43"><text:s text:c="4"/>epoch_n(obj) == 1 &amp;&amp; throw(ArgumentError("Number of epochs must be ≥ 2."))</text:p>
      <text:p text:style-name="P44">elseif dims == 3</text:p>
      <text:p text:style-name="P45"><text:s text:c="4"/>channel_n(obj) == 1 &amp;&amp; throw(ArgumentError("Number of channels must be ≥ 2."))</text:p>
      <text:p text:style-name="P46"><text:s text:c="4"/>epoch_n(obj) == 1 &amp;&amp; throw(ArgumentError("Number of epochs must be ≥ 2."))</text:p>
      <text:p text:style-name="P47">end</text:p>
      <text:p text:style-name="P48"/>
      <text:p text:style-name="P49">s_a, s_t = tenv(obj, ch=ch, d=d)</text:p>
      <text:p text:style-name="P50"/>
      <text:p text:style-name="P51">ch_n = size(s_a, 1)</text:p>
      <text:p text:style-name="P52">ep_n = size(s_a, 3)</text:p>
      <text:p text:style-name="P53"/>
      <text:p text:style-name="P54">if dims == 1</text:p>
      <text:p text:style-name="P55"><text:s text:c="4"/># mean over channels</text:p>
      <text:p text:style-name="P56"/>
      <text:p text:style-name="P57"><text:s text:c="4"/>t_env_m = zeros(length(s_t), ep_n)</text:p>
      <text:p text:style-name="P58"><text:s text:c="4"/>t_env_u = zeros(length(s_t), ep_n)</text:p>
      <text:p text:style-name="P59"><text:s text:c="4"/>t_env_l = zeros(length(s_t), ep_n)</text:p>
      <text:p text:style-name="P60"/>
      <text:p text:style-name="P61"><text:s text:c="4"/>@inbounds @simd for ep_idx in 1:ep_n</text:p>
      <text:p text:style-name="P62"><text:s text:c="8"/>t_env_m[:, ep_idx] = mean(s_a[:, :, ep_idx], dims=1)</text:p>
      <text:p text:style-name="P63"><text:s text:c="8"/>s = std(t_env_m[:, ep_idx]) / sqrt(length(t_env_m[:, ep_idx]))</text:p>
      <text:p text:style-name="P64"><text:s text:c="8"/>t_env_u[:, ep_idx] = @. t_env_m[:, ep_idx] + 1.96 * s</text:p>
      <text:p text:style-name="P65"><text:s text:c="8"/>t_env_l[:, ep_idx] = @. t_env_m[:, ep_idx] - 1.96 * s</text:p>
      <text:p text:style-name="P66"><text:s text:c="4"/>end</text:p>
      <text:p text:style-name="P67">elseif dims == 2</text:p>
      <text:p text:style-name="P68"><text:s text:c="4"/># mean over epochs</text:p>
      <text:p text:style-name="P69"/>
      <text:p text:style-name="P70"><text:s text:c="4"/>t_env_m = zeros(length(s_t), ch_n)</text:p>
      <text:p text:style-name="P71"><text:s text:c="4"/>t_env_u = zeros(length(s_t), ch_n)</text:p>
      <text:p text:style-name="P72"><text:s text:c="4"/>t_env_l = zeros(length(s_t), ch_n)</text:p>
      <text:p text:style-name="P73"/>
      <text:p text:style-name="P74"><text:s text:c="4"/>@inbounds @simd for ch_idx in 1:ch_n</text:p>
      <text:p text:style-name="P75"><text:s text:c="8"/>t_env_m[:, ch_idx] = mean(s_a[ch_idx, :, :], dims=2)</text:p>
      <text:p text:style-name="P76"><text:s text:c="8"/>s = std(t_env_m[:, ch_idx]) / sqrt(length(t_env_m[:, ch_idx]))</text:p>
      <text:p text:style-name="P77"><text:s text:c="8"/>t_env_u[:, ch_idx] = @views @. t_env_m[:, ch_idx] + 1.96 * s</text:p>
      <text:p text:style-name="P78"><text:s text:c="8"/>t_env_l[:, ch_idx] = @views @. t_env_m[:, ch_idx] - 1.96 * s</text:p>
      <text:p text:style-name="P79"><text:s text:c="4"/>end</text:p>
      <text:p text:style-name="P80">else</text:p>
      <text:p text:style-name="P81"><text:s text:c="4"/># mean over channels and epochs</text:p>
      <text:p text:style-name="P82"/>
      <text:p text:style-name="P83"><text:s text:c="4"/>t_env_m, t_env_u, t_env_l, _ = tenv_mean(obj, dims=1, d=d)</text:p>
      <text:p text:style-name="P84"/>
      <text:p text:style-name="P85"><text:s text:c="4"/>t_env_m = mean(t_env_m, dims=2)</text:p>
      <text:p text:style-name="P86"><text:s text:c="4"/>t_env_u = mean(t_env_u, dims=2)</text:p>
      <text:p text:style-name="P87"><text:s text:c="4"/>t_env_l = mean(t_env_l, dims=2)</text:p>
      <text:p text:style-name="P88"/>
      <text:p text:style-name="P89"><text:s text:c="4"/>t_env_m = reshape(t_env_m, size(t_env_m, 1))</text:p>
      <text:p text:style-name="P90"><text:s text:c="4"/>t_env_u = reshape(t_env_u, size(t_env_u, 1))</text:p>
      <text:p text:style-name="P91"><text:s text:c="4"/>t_env_l = reshape(t_env_l, size(t_env_l, 1))</text:p>
      <text:p text:style-name="P92">end</text:p>
      <text:p text:style-name="P93"/>
      <text:p text:style-name="P94">return (t_env_m=t_env_m, t_env_u=t_env_u, t_env_l=t_env_l, s_t=s_t)</text:p>
      <text:p text:style-name="First_20_paragraph">end</text:p>
      <text:p text:style-name="Text_20_body">““” tenv_median(obj; ch, dims, d)</text:p>
      <text:p text:style-name="Text_20_body">Calculate temporal envelope (amplitude): median and 95% CI.</text:p>
      <text:h text:style-name="Heading_20_1" text:outline-level="1"><text:bookmark-start text:name="arguments-2"/>Arguments<text:bookmark-end text:name="arguments-2"/></text:h>
      <text:list text:style-name="L3">
        <text:list-item>
          <text:p text:style-name="P95"><text:span text:style-name="Source_Text">obj::NeuroAnalyzer.NEURO</text:span></text:p>
        </text:list-item>
        <text:list-item>
          <text:p text:style-name="P95"><text:span text:style-name="Source_Text">ch::Union{Int64, Vector{Int64}, &lt;:AbstractRange}=signal_channels(obj)</text:span>: index of channels, default is all signal channels</text:p>
        </text:list-item>
        <text:list-item>
          <text:p text:style-name="P95"><text:span text:style-name="Source_Text">dims::Int64</text:span>: median over channels (dims = 1), epochs (dims = 2) or channels and epochs (dims = 3)</text:p>
        </text:list-item>
        <text:list-item>
          <text:p text:style-name="P95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-2"/>Returns<text:bookmark-end text:name="returns-2"/></text:h>
      <text:p text:style-name="First_20_paragraph">Named tuple containing: - <text:span text:style-name="Source_Text">t_env_m::Union{Vector{Float64}, Matrix{Float64}}</text:span>: temporal envelope: median - <text:span text:style-name="Source_Text">t_env_u::Union{Vector{Float64}, Matrix{Float64}}</text:span>: temporal envelope: 95% CI upper bound - <text:span text:style-name="Source_Text">t_env_l::Union{Vector{Float64}, Matrix{Float64}}</text:span>: temporal envelope: 95% CI lower bound - <text:span text:style-name="Source_Text">s_t::Vector{Float64}</text:span>: signal time ““” function tenv_median(obj::NeuroAnalyzer.NEURO; ch::Union{Int64, Vector{Int64}, &lt;:AbstractRange}=signal_channels(obj), dims::Int64, d::Int64=32)</text:p>
      <text:p text:style-name="P96">if dims == 1</text:p>
      <text:p text:style-name="P97"><text:s text:c="4"/>channel_n(obj) == 1 &amp;&amp; throw(ArgumentError("Number of channels must be ≥ 2."))</text:p>
      <text:p text:style-name="P98">elseif dims == 2</text:p>
      <text:p text:style-name="P99"><text:s text:c="4"/>epoch_n(obj) == 1 &amp;&amp; throw(ArgumentError("Number of epochs must be ≥ 2."))</text:p>
      <text:p text:style-name="P100">elseif dims == 3</text:p>
      <text:p text:style-name="P101"><text:s text:c="4"/>channel_n(obj) == 1 &amp;&amp; throw(ArgumentError("Number of channels must be ≥ 2."))</text:p>
      <text:p text:style-name="P102"><text:s text:c="4"/>epoch_n(obj) == 1 &amp;&amp; throw(ArgumentError("Number of epochs must be ≥ 2."))</text:p>
      <text:p text:style-name="P103">end</text:p>
      <text:p text:style-name="P104"/>
      <text:p text:style-name="P105">s_a, s_t = tenv(obj, ch=ch, d=d)</text:p>
      <text:p text:style-name="P106"/>
      <text:p text:style-name="P107">ch_n = size(s_a, 1)</text:p>
      <text:p text:style-name="P108">ep_n = size(s_a, 3)</text:p>
      <text:p text:style-name="P109"/>
      <text:p text:style-name="P110">if dims == 1</text:p>
      <text:p text:style-name="P111"><text:s text:c="4"/># median over channels</text:p>
      <text:p text:style-name="P112"/>
      <text:p text:style-name="P113"><text:s text:c="4"/>t_env_m = zeros(length(s_t), ep_n)</text:p>
      <text:p text:style-name="P114"><text:s text:c="4"/>t_env_u = zeros(length(s_t), ep_n)</text:p>
      <text:p text:style-name="P115"><text:s text:c="4"/>t_env_l = zeros(length(s_t), ep_n)</text:p>
      <text:p text:style-name="P116"/>
      <text:p text:style-name="P117"><text:s text:c="4"/>@inbounds @simd for ep_idx in 1:ep_n</text:p>
      <text:p text:style-name="P118"><text:s text:c="8"/>t_env_m[:, ep_idx] = median(s_a[:, :, ep_idx], dims=1)</text:p>
      <text:p text:style-name="P119"><text:s text:c="8"/>t_idx = findpeaks(t_env_m[:, ep_idx], d=d)</text:p>
      <text:p text:style-name="P120"><text:s text:c="8"/>pushfirst!(t_idx, 1)</text:p>
      <text:p text:style-name="P121"><text:s text:c="8"/>push!(t_idx, length(t_env_m[:, ep_idx]))</text:p>
      <text:p text:style-name="P122"><text:s text:c="8"/>if length(t_idx) &gt; 4</text:p>
      <text:p text:style-name="P123"><text:s text:c="12"/>model = CubicSpline(s_t[t_idx], t_env_m[t_idx])</text:p>
      <text:p text:style-name="P124"><text:s text:c="12"/>try</text:p>
      <text:p text:style-name="P125"><text:s text:c="16"/>t_env_m[:, ep_idx] = model(s_t)</text:p>
      <text:p text:style-name="P126"><text:s text:c="12"/>catch</text:p>
      <text:p text:style-name="P127"><text:s text:c="16"/>_info("CubicSpline could not be calculated, using non-smoothed variant instead.")</text:p>
      <text:p text:style-name="P128"><text:s text:c="12"/>end</text:p>
      <text:p text:style-name="P129"><text:s text:c="8"/>end</text:p>
      <text:p text:style-name="P130"><text:s text:c="8"/>s = iqr(t_env_m[:, ep_idx]) / sqrt(length(t_env_m[:, ep_idx]))</text:p>
      <text:p text:style-name="P131"><text:s text:c="8"/>t_env_u[:, ep_idx] = @. t_env_m[:, ep_idx] + 1.96 * s</text:p>
      <text:p text:style-name="P132"><text:s text:c="8"/>t_env_l[:, ep_idx] = @. t_env_m[:, ep_idx] - 1.96 * s</text:p>
      <text:p text:style-name="P133"><text:s text:c="4"/>end</text:p>
      <text:p text:style-name="P134">elseif dims == 2</text:p>
      <text:p text:style-name="P135"><text:s text:c="4"/># median over epochs</text:p>
      <text:p text:style-name="P136"/>
      <text:p text:style-name="P137"><text:s text:c="4"/>t_env_m = zeros(length(s_t), ch_n)</text:p>
      <text:p text:style-name="P138"><text:s text:c="4"/>t_env_u = zeros(length(s_t), ch_n)</text:p>
      <text:p text:style-name="P139"><text:s text:c="4"/>t_env_l = zeros(length(s_t), ch_n)</text:p>
      <text:p text:style-name="P140"/>
      <text:p text:style-name="P141"><text:s text:c="4"/>@inbounds @simd for ch_idx in 1:ch_n</text:p>
      <text:p text:style-name="P142"><text:s text:c="8"/>t_env_m[:, idx] = median(s_a[ch_idx, :, :], dims=2)</text:p>
      <text:p text:style-name="P143"><text:s text:c="8"/>t_idx = findpeaks(t_env_m[:, ch_idx], d=d)</text:p>
      <text:p text:style-name="P144"><text:s text:c="8"/>pushfirst!(t_idx, 1)</text:p>
      <text:p text:style-name="P145"><text:s text:c="8"/>push!(t_idx, length(t_env_m[:, ch_idx]))</text:p>
      <text:p text:style-name="P146"><text:s text:c="8"/>if length(t_idx) &gt; 4</text:p>
      <text:p text:style-name="P147"><text:s text:c="12"/>model = CubicSpline(s_t[t_idx], t_env_m[t_idx])</text:p>
      <text:p text:style-name="P148"><text:s text:c="12"/>try</text:p>
      <text:p text:style-name="P149"><text:s text:c="16"/>t_env_m[:, ch_idx] = model(s_t)</text:p>
      <text:p text:style-name="P150"><text:s text:c="12"/>catch</text:p>
      <text:p text:style-name="P151"><text:s text:c="16"/>_info("CubicSpline could not be calculated, using non-smoothed variant instead.")</text:p>
      <text:p text:style-name="P152"><text:s text:c="12"/>end</text:p>
      <text:p text:style-name="P153"><text:s text:c="8"/>end</text:p>
      <text:p text:style-name="P154"><text:s text:c="8"/>s = iqr(t_env_m[:, ch_idx]) / sqrt(length(t_env_m[:, ch_idx]))</text:p>
      <text:p text:style-name="P155"><text:s text:c="8"/>t_env_u[:, ch_idx] = @views @. t_env_m[:, ch_idx] + 1.96 * s</text:p>
      <text:p text:style-name="P156"><text:s text:c="8"/>t_env_l[:, ch_idx] = @views @. t_env_m[:, ch_idx] - 1.96 * s</text:p>
      <text:p text:style-name="P157"><text:s text:c="4"/>end</text:p>
      <text:p text:style-name="P158">else</text:p>
      <text:p text:style-name="P159"><text:s text:c="4"/># median over channels and epochs</text:p>
      <text:p text:style-name="P160"/>
      <text:p text:style-name="P161"><text:s text:c="4"/>t_env_m, t_env_u, t_env_l, _ = tenv_median(obj, dims=1, d=d)</text:p>
      <text:p text:style-name="P162"/>
      <text:p text:style-name="P163"><text:s text:c="4"/>t_env_m = median(t_env_m, dims=2)</text:p>
      <text:p text:style-name="P164"><text:s text:c="4"/>t_env_u = median(t_env_u, dims=2)</text:p>
      <text:p text:style-name="P165"><text:s text:c="4"/>t_env_l = median(t_env_l, dims=2)</text:p>
      <text:p text:style-name="P166"/>
      <text:p text:style-name="P167"><text:s text:c="4"/>t_env_m = reshape(t_env_m, size(t_env_m, 1))</text:p>
      <text:p text:style-name="P168"><text:s text:c="4"/>t_env_u = reshape(t_env_u, size(t_env_u, 1))</text:p>
      <text:p text:style-name="P169"><text:s text:c="4"/>t_env_l = reshape(t_env_l, size(t_env_l, 1))</text:p>
      <text:p text:style-name="P170">end</text:p>
      <text:p text:style-name="P171"/>
      <text:p text:style-name="P172">return (t_env_m=t_env_m, t_env_u=t_env_u, t_env_l=t_env_l, s_t=s_t)</text:p>
      <text:p text:style-name="First_20_paragraph">end</text:p>
      <text:p text:style-name="Text_20_body">““” penv(obj; ch, d)</text:p>
      <text:p text:style-name="Text_20_body">Calculate power (in dB) envelope.</text:p>
      <text:h text:style-name="Heading_20_1" text:outline-level="1"><text:bookmark-start text:name="arguments-3"/>Arguments<text:bookmark-end text:name="arguments-3"/></text:h>
      <text:list text:style-name="L4">
        <text:list-item>
          <text:p text:style-name="P173"><text:span text:style-name="Source_Text">obj::NeuroAnalyzer.NEURO</text:span></text:p>
        </text:list-item>
        <text:list-item>
          <text:p text:style-name="P173"><text:span text:style-name="Source_Text">ch::Union{Int64, Vector{Int64}, &lt;:AbstractRange}=signal_channels(obj)</text:span>: index of channels, default is all signal channels</text:p>
        </text:list-item>
        <text:list-item>
          <text:p text:style-name="P173"><text:span text:style-name="Source_Text">d::Int64=8</text:span>: distance between peeks in samples, lower values get better envelope fit</text:p>
        </text:list-item>
        <text:list-item>
          <text:p text:style-name="P173"><text:span text:style-name="Source_Text">mt::Bool=false</text:span>: if true use multi-tapered periodogram</text:p>
        </text:list-item>
        <text:list-item>
          <text:p text:style-name="P173"><text:span text:style-name="Source_Text">nt::Int64=8</text:span>: number of Slepian tapers</text:p>
        </text:list-item>
      </text:list>
      <text:h text:style-name="Heading_20_1" text:outline-level="1"><text:bookmark-start text:name="returns-3"/>Returns<text:bookmark-end text:name="returns-3"/></text:h>
      <text:p text:style-name="First_20_paragraph">Named tuple containing: - <text:span text:style-name="Source_Text">p_env::Array{Float64, 3}</text:span>: power spectrum envelope - <text:span text:style-name="Source_Text">p_env_frq::Vector{Float64}</text:span>: frequencies for each envelope ““” function penv(obj::NeuroAnalyzer.NEURO; ch::Union{Int64, Vector{Int64}, &lt;:AbstractRange}=signal_channels(obj), d::Int64=8, mt::Bool=false, nt::Int64=8)</text:p>
      <text:p text:style-name="P174">_check_channels(obj, ch)</text:p>
      <text:p text:style-name="P175"/>
      <text:p text:style-name="P176">ch_n = length(ch)</text:p>
      <text:p text:style-name="P177">ep_n = epoch_n(obj)</text:p>
      <text:p text:style-name="P178">fs = sr(obj)</text:p>
      <text:p text:style-name="P179"/>
      <text:p text:style-name="P180">psd_tmp, frq = psd(obj.data[1, :, 1], fs=fs, mt=mt, nt=nt)</text:p>
      <text:p text:style-name="P181"/>
      <text:p text:style-name="P182">p_env = zeros(ch_n, length(psd_tmp), ep_n)</text:p>
      <text:p text:style-name="P183"/>
      <text:p text:style-name="P184">@inbounds @simd for ep_idx in 1:ep_n</text:p>
      <text:p text:style-name="P185"><text:s text:c="4"/>Threads.@threads for ch_idx in 1:ch_n</text:p>
      <text:p text:style-name="P186"><text:s text:c="8"/>psd_pow, _ = psd(obj.data[ch[ch_idx], :, ep_idx], fs=fs, mt=mt, norm=true, nt=nt)</text:p>
      <text:p text:style-name="P187"><text:s text:c="8"/># find peaks</text:p>
      <text:p text:style-name="P188"><text:s text:c="8"/>p_idx = findpeaks(psd_pow, d=d)</text:p>
      <text:p text:style-name="P189"><text:s text:c="8"/># add first time-point</text:p>
      <text:p text:style-name="P190"><text:s text:c="8"/>pushfirst!(p_idx, 1)</text:p>
      <text:p text:style-name="P191"><text:s text:c="8"/># add last time-point</text:p>
      <text:p text:style-name="P192"><text:s text:c="8"/>push!(p_idx, length(psd_pow))</text:p>
      <text:p text:style-name="P193"><text:s text:c="8"/># interpolate peaks using cubic spline or loess</text:p>
      <text:p text:style-name="P194"><text:s text:c="8"/>if length(p_idx) &gt;= 5</text:p>
      <text:p text:style-name="P195"><text:s text:c="12"/>model = CubicSpline(frq[p_idx], psd_pow[p_idx])</text:p>
      <text:p text:style-name="P196"><text:s text:c="12"/>try</text:p>
      <text:p text:style-name="P197"><text:s text:c="16"/>p_env[ch_idx, :, ep_idx] = model(frq)</text:p>
      <text:p text:style-name="P198"><text:s text:c="12"/>catch</text:p>
      <text:p text:style-name="P199"><text:s text:c="16"/>_info("CubicSpline could not be calculated, using non-smoothed variant instead.")</text:p>
      <text:p text:style-name="P200"><text:s text:c="12"/>end</text:p>
      <text:p text:style-name="P201"><text:s text:c="8"/>else</text:p>
      <text:p text:style-name="P202"><text:s text:c="12"/>p_env[ch_idx, :, ep_idx] = psd_pow</text:p>
      <text:p text:style-name="P203"><text:s text:c="8"/>end</text:p>
      <text:p text:style-name="P204"><text:s text:c="8"/>p_env[ch_idx, 1, ep_idx] = p_env[ch_idx, 2, ep_idx]</text:p>
      <text:p text:style-name="P205"><text:s text:c="4"/>end</text:p>
      <text:p text:style-name="P206">end</text:p>
      <text:p text:style-name="P207"/>
      <text:p text:style-name="P208">return (p_env=p_env, p_env_frq=frq)</text:p>
      <text:p text:style-name="First_20_paragraph">end</text:p>
      <text:p text:style-name="Text_20_body">““” penv_mean(obj; ch, dims, d)</text:p>
      <text:p text:style-name="Text_20_body">Calculate power (in dB) envelope: mean and 95% CI.</text:p>
      <text:h text:style-name="Heading_20_1" text:outline-level="1"><text:bookmark-start text:name="arguments-4"/>Arguments<text:bookmark-end text:name="arguments-4"/></text:h>
      <text:list text:style-name="L5">
        <text:list-item>
          <text:p text:style-name="P209"><text:span text:style-name="Source_Text">obj::NeuroAnalyzer.NEURO</text:span></text:p>
        </text:list-item>
        <text:list-item>
          <text:p text:style-name="P209"><text:span text:style-name="Source_Text">ch::Union{Int64, Vector{Int64}, &lt;:AbstractRange}=signal_channels(obj)</text:span>: index of channels, default is all signal channels</text:p>
        </text:list-item>
        <text:list-item>
          <text:p text:style-name="P209"><text:span text:style-name="Source_Text">dims::Int64</text:span>: mean over channels (dims = 1), epochs (dims = 2) or channels and epochs (dims = 3)</text:p>
        </text:list-item>
        <text:list-item>
          <text:p text:style-name="P209"><text:span text:style-name="Source_Text">d::Int64=8</text:span>: distance between peeks in samples, lower values get better envelope fit</text:p>
        </text:list-item>
        <text:list-item>
          <text:p text:style-name="P209"><text:span text:style-name="Source_Text">mt::Bool=false</text:span>: if true use multi-tapered periodogram</text:p>
        </text:list-item>
      </text:list>
      <text:h text:style-name="Heading_20_1" text:outline-level="1"><text:bookmark-start text:name="returns-4"/>Returns<text:bookmark-end text:name="returns-4"/></text:h>
      <text:p text:style-name="First_20_paragraph">Named tuple containing: - <text:span text:style-name="Source_Text">p_env_m::Array{Float64, 3}</text:span>: power spectrum envelope: mean - <text:span text:style-name="Source_Text">p_env_u::Array{Float64, 3}</text:span>: power spectrum envelope: 95% CI upper bound - <text:span text:style-name="Source_Text">p_env_l::Array{Float64, 3}</text:span>: power spectrum envelope: 95% CI lower bound - <text:span text:style-name="Source_Text">p_env_frq::Vector{Float64}</text:span>: power spectrum envelope (useful for plotting over PSD) ““” function penv_mean(obj::NeuroAnalyzer.NEURO; ch::Union{Int64, Vector{Int64}, &lt;:AbstractRange}=signal_channels(obj), dims::Int64, d::Int64=8, mt::Bool=false)</text:p>
      <text:p text:style-name="P210">if dims == 1</text:p>
      <text:p text:style-name="P211"><text:s text:c="4"/>channel_n(obj) == 1 &amp;&amp; throw(ArgumentError("Number of channels must be ≥ 2."))</text:p>
      <text:p text:style-name="P212">elseif dims == 2</text:p>
      <text:p text:style-name="P213"><text:s text:c="4"/>epoch_n(obj) == 1 &amp;&amp; throw(ArgumentError("Number of epochs must be ≥ 2."))</text:p>
      <text:p text:style-name="P214">elseif dims == 3</text:p>
      <text:p text:style-name="P215"><text:s text:c="4"/>channel_n(obj) == 1 &amp;&amp; throw(ArgumentError("Number of channels must be ≥ 2."))</text:p>
      <text:p text:style-name="P216"><text:s text:c="4"/>epoch_n(obj) == 1 &amp;&amp; throw(ArgumentError("Number of epochs must be ≥ 2."))</text:p>
      <text:p text:style-name="P217">end</text:p>
      <text:p text:style-name="P218"/>
      <text:p text:style-name="P219">s_p, s_f = psd(obj, ch=ch, norm=true, mt=mt)</text:p>
      <text:p text:style-name="P220"/>
      <text:p text:style-name="P221">ch_n = size(s_p, 1)</text:p>
      <text:p text:style-name="P222">ep_n = size(s_p, 3)</text:p>
      <text:p text:style-name="P223"/>
      <text:p text:style-name="P224">if dims == 1</text:p>
      <text:p text:style-name="P225"><text:s text:c="4"/># mean over channels</text:p>
      <text:p text:style-name="P226"/>
      <text:p text:style-name="P227"><text:s text:c="4"/>p_env_m = zeros(length(s_f), ep_n)</text:p>
      <text:p text:style-name="P228"><text:s text:c="4"/>p_env_u = zeros(length(s_f), ep_n)</text:p>
      <text:p text:style-name="P229"><text:s text:c="4"/>p_env_l = zeros(length(s_f), ep_n)</text:p>
      <text:p text:style-name="P230"/>
      <text:p text:style-name="P231"><text:s text:c="4"/>@inbounds @simd for ep_idx in 1:ep_n</text:p>
      <text:p text:style-name="P232"><text:s text:c="8"/>p_env_m[:, ep_idx] = mean(s_p[:, :, ep_idx], dims=1)</text:p>
      <text:p text:style-name="P233"><text:s text:c="8"/># find peaks</text:p>
      <text:p text:style-name="P234"><text:s text:c="8"/>p_idx = findpeaks(p_env_m[:, ep_idx], d=d)</text:p>
      <text:p text:style-name="P235"><text:s text:c="8"/># add first time-point</text:p>
      <text:p text:style-name="P236"><text:s text:c="8"/>pushfirst!(p_idx, 1)</text:p>
      <text:p text:style-name="P237"><text:s text:c="8"/># add last time-point</text:p>
      <text:p text:style-name="P238"><text:s text:c="8"/>push!(p_idx, length(p_env_m[:, ep_idx]))</text:p>
      <text:p text:style-name="P239"><text:s text:c="8"/># interpolate peaks using cubic spline or loess</text:p>
      <text:p text:style-name="P240"><text:s text:c="8"/>if length(p_idx) &gt;= 5</text:p>
      <text:p text:style-name="P241"><text:s text:c="12"/>model = CubicSpline(s_f[p_idx], p_env_m[p_idx])</text:p>
      <text:p text:style-name="P242"><text:s text:c="12"/>try</text:p>
      <text:p text:style-name="P243"><text:s text:c="16"/>p_env_m[:, ep_idx] = model(s_f)</text:p>
      <text:p text:style-name="P244"><text:s text:c="12"/>catch</text:p>
      <text:p text:style-name="P245"><text:s text:c="16"/>_info("CubicSpline could not be calculated, using non-smoothed variant instead.")</text:p>
      <text:p text:style-name="P246"><text:s text:c="12"/>end</text:p>
      <text:p text:style-name="P247"><text:s text:c="8"/>end</text:p>
      <text:p text:style-name="P248"><text:s text:c="8"/>s = std(p_env_m[:, ep_idx]) / sqrt(length(p_env_m[:, ep_idx]))</text:p>
      <text:p text:style-name="P249"><text:s text:c="8"/>p_env_u[:, ep_idx] = @. p_env_m[:, ep_idx] + 1.96 * s</text:p>
      <text:p text:style-name="P250"><text:s text:c="8"/>p_env_l[:, ep_idx] = @. p_env_m[:, ep_idx] - 1.96 * s</text:p>
      <text:p text:style-name="P251"><text:s text:c="4"/>end</text:p>
      <text:p text:style-name="P252">elseif dims == 2</text:p>
      <text:p text:style-name="P253"><text:s text:c="4"/># mean over epochs</text:p>
      <text:p text:style-name="P254"/>
      <text:p text:style-name="P255"><text:s text:c="4"/>p_env_m = zeros(length(s_f), ch_n)</text:p>
      <text:p text:style-name="P256"><text:s text:c="4"/>p_env_u = zeros(length(s_f), ch_n)</text:p>
      <text:p text:style-name="P257"><text:s text:c="4"/>p_env_l = zeros(length(s_f), ch_n)</text:p>
      <text:p text:style-name="P258"/>
      <text:p text:style-name="P259"><text:s text:c="4"/>@inbounds @simd for ch_idx in 1:ch_n</text:p>
      <text:p text:style-name="P260"><text:s text:c="8"/>p_env_m[:, ch_idx] = mean(s_p[ch_idx, :, :], dims=2)</text:p>
      <text:p text:style-name="P261"><text:s text:c="8"/># find peaks</text:p>
      <text:p text:style-name="P262"><text:s text:c="8"/>p_idx = findpeaks(p_env_m[:, ch_idx], d=d)</text:p>
      <text:p text:style-name="P263"><text:s text:c="8"/># add first time-point</text:p>
      <text:p text:style-name="P264"><text:s text:c="8"/>pushfirst!(p_idx, 1)</text:p>
      <text:p text:style-name="P265"><text:s text:c="8"/># add last time-point</text:p>
      <text:p text:style-name="P266"><text:s text:c="8"/>push!(p_idx, length(p_env_m[:, ch_idx]))</text:p>
      <text:p text:style-name="P267"><text:s text:c="8"/># interpolate peaks using cubic spline or loess</text:p>
      <text:p text:style-name="P268"><text:s text:c="8"/>if length(p_idx) &gt;= 5</text:p>
      <text:p text:style-name="P269"><text:s text:c="12"/>model = CubicSpline(s_f[p_idx], p_env_m[p_idx])</text:p>
      <text:p text:style-name="P270"><text:s text:c="12"/>try</text:p>
      <text:p text:style-name="P271"><text:s text:c="16"/>p_env_m[:, ch_idx] = model(s_f)</text:p>
      <text:p text:style-name="P272"><text:s text:c="12"/>catch</text:p>
      <text:p text:style-name="P273"><text:s text:c="16"/>_info("CubicSpline could not be calculated, using non-smoothed variant instead.")</text:p>
      <text:p text:style-name="P274"><text:s text:c="12"/>end</text:p>
      <text:p text:style-name="P275"><text:s text:c="8"/>end</text:p>
      <text:p text:style-name="P276"><text:s text:c="8"/>s = std(p_env_m[:, ch_idx]) / sqrt(length(p_env_m[:, ch_idx]))</text:p>
      <text:p text:style-name="P277"><text:s text:c="8"/>p_env_u[:, ch_idx] = @views @. p_env_m[:, ch_idx] + 1.96 * s</text:p>
      <text:p text:style-name="P278"><text:s text:c="8"/>p_env_l[:, ch_idx] = @views @. p_env_m[:, ch_idx] - 1.96 * s</text:p>
      <text:p text:style-name="P279"><text:s text:c="4"/>end</text:p>
      <text:p text:style-name="P280">else</text:p>
      <text:p text:style-name="P281"><text:s text:c="4"/># mean over channels and epochs</text:p>
      <text:p text:style-name="P282"/>
      <text:p text:style-name="P283"><text:s text:c="4"/>p_env_m, p_env_u, p_env_l, _ = penv_mean(obj, dims=1, d=d)</text:p>
      <text:p text:style-name="P284"><text:s text:c="4"/>p_env_m = mean(p_env_m, dims=2)</text:p>
      <text:p text:style-name="P285"><text:s text:c="4"/>p_env_u = mean(p_env_u, dims=2)</text:p>
      <text:p text:style-name="P286"><text:s text:c="4"/>p_env_l = mean(p_env_l, dims=2)</text:p>
      <text:p text:style-name="P287"><text:s text:c="4"/>p_env_m = reshape(p_env_m, size(p_env_m, 1))</text:p>
      <text:p text:style-name="P288"><text:s text:c="4"/>p_env_u = reshape(p_env_u, size(p_env_u, 1))</text:p>
      <text:p text:style-name="P289"><text:s text:c="4"/>p_env_l = reshape(p_env_l, size(p_env_l, 1))</text:p>
      <text:p text:style-name="P290">end</text:p>
      <text:p text:style-name="P291"/>
      <text:p text:style-name="P292">return (p_env_m=p_env_m, p_env_u=p_env_u, p_env_l=p_env_l, p_env_frq=s_f)</text:p>
      <text:p text:style-name="First_20_paragraph">end</text:p>
      <text:p text:style-name="Text_20_body">““” penv_median(obj; ch, dims, d)</text:p>
      <text:p text:style-name="Text_20_body">Calculate power (in dB) envelope: median and 95% CI.</text:p>
      <text:h text:style-name="Heading_20_1" text:outline-level="1"><text:bookmark-start text:name="arguments-5"/>Arguments<text:bookmark-end text:name="arguments-5"/></text:h>
      <text:list text:style-name="L6">
        <text:list-item>
          <text:p text:style-name="P293"><text:span text:style-name="Source_Text">obj::NeuroAnalyzer.NEURO</text:span></text:p>
        </text:list-item>
        <text:list-item>
          <text:p text:style-name="P293"><text:span text:style-name="Source_Text">ch::Union{Int64, Vector{Int64}, &lt;:AbstractRange}=signal_channels(obj)</text:span>: index of channels, default is all signal channels</text:p>
        </text:list-item>
        <text:list-item>
          <text:p text:style-name="P293"><text:span text:style-name="Source_Text">dims::Int64</text:span>: median over channels (dims = 1) or epochs (dims = 2)</text:p>
        </text:list-item>
        <text:list-item>
          <text:p text:style-name="P293"><text:span text:style-name="Source_Text">d::Int64=8</text:span>: distance between peeks in samples, lower values get better envelope fit</text:p>
        </text:list-item>
        <text:list-item>
          <text:p text:style-name="P293"><text:span text:style-name="Source_Text">mt::Bool=false</text:span>: if true use multi-tapered periodogram</text:p>
        </text:list-item>
      </text:list>
      <text:h text:style-name="Heading_20_1" text:outline-level="1"><text:bookmark-start text:name="returns-5"/>Returns<text:bookmark-end text:name="returns-5"/></text:h>
      <text:p text:style-name="First_20_paragraph">Named tuple containing: - <text:span text:style-name="Source_Text">p_env_m::Array{Float64, 3}</text:span>: power spectrum envelope: median - <text:span text:style-name="Source_Text">p_env_u::Array{Float64, 3}</text:span>: power spectrum envelope: 95% CI upper bound - <text:span text:style-name="Source_Text">p_env_l::Array{Float64, 3}</text:span>: power spectrum envelope: 95% CI lower bound - <text:span text:style-name="Source_Text">p_env_frq::Vector{Float64}</text:span>: power spectrum envelope (useful for plotting over PSD) ““” function penv_median(obj::NeuroAnalyzer.NEURO; ch::Union{Int64, Vector{Int64}, &lt;:AbstractRange}=signal_channels(obj), dims::Int64, d::Int64=8, mt::Bool=false)</text:p>
      <text:p text:style-name="P294">if dims == 1</text:p>
      <text:p text:style-name="P295"><text:s text:c="4"/>channel_n(obj) == 1 &amp;&amp; throw(ArgumentError("Number of channels must be ≥ 2."))</text:p>
      <text:p text:style-name="P296">elseif dims == 2</text:p>
      <text:p text:style-name="P297"><text:s text:c="4"/>epoch_n(obj) == 1 &amp;&amp; throw(ArgumentError("Number of epochs must be ≥ 2."))</text:p>
      <text:p text:style-name="P298">elseif dims == 3</text:p>
      <text:p text:style-name="P299"><text:s text:c="4"/>channel_n(obj) == 1 &amp;&amp; throw(ArgumentError("Number of channels must be ≥ 2."))</text:p>
      <text:p text:style-name="P300"><text:s text:c="4"/>epoch_n(obj) == 1 &amp;&amp; throw(ArgumentError("Number of epochs must be ≥ 2."))</text:p>
      <text:p text:style-name="P301">end</text:p>
      <text:p text:style-name="P302"/>
      <text:p text:style-name="P303">s_p, s_f = psd(obj, ch=ch, norm=true, mt=mt)</text:p>
      <text:p text:style-name="P304"/>
      <text:p text:style-name="P305">ch_n = size(s_p, 1)</text:p>
      <text:p text:style-name="P306">ep_n = size(s_p, 3)</text:p>
      <text:p text:style-name="P307"/>
      <text:p text:style-name="P308">if dims == 1</text:p>
      <text:p text:style-name="P309"><text:s text:c="4"/># median over channels</text:p>
      <text:p text:style-name="P310"/>
      <text:p text:style-name="P311"><text:s text:c="4"/>p_env_m = zeros(length(s_f), ep_n)</text:p>
      <text:p text:style-name="P312"><text:s text:c="4"/>p_env_u = zeros(length(s_f), ep_n)</text:p>
      <text:p text:style-name="P313"><text:s text:c="4"/>p_env_l = zeros(length(s_f), ep_n)</text:p>
      <text:p text:style-name="P314"/>
      <text:p text:style-name="P315"><text:s text:c="4"/>@inbounds @simd for ep_idx in 1:ep_n</text:p>
      <text:p text:style-name="P316"><text:s text:c="8"/>p_env_m[:, ep_idx] = median(s_p[:, :, ep_idx], dims=1)</text:p>
      <text:p text:style-name="P317"><text:s text:c="8"/># find peaks</text:p>
      <text:p text:style-name="P318"><text:s text:c="8"/>p_idx = findpeaks(p_env_m[:, ep_idx], d=d)</text:p>
      <text:p text:style-name="P319"><text:s text:c="8"/># add first time-point</text:p>
      <text:p text:style-name="P320"><text:s text:c="8"/>pushfirst!(p_idx, 1)</text:p>
      <text:p text:style-name="P321"><text:s text:c="8"/># add last time-point</text:p>
      <text:p text:style-name="P322"><text:s text:c="8"/>push!(p_idx, length(p_env_m[:, ep_idx]))</text:p>
      <text:p text:style-name="P323"><text:s text:c="8"/># interpolate peaks using cubic spline or loess</text:p>
      <text:p text:style-name="P324"><text:s text:c="8"/>if length(p_idx) &gt;= 5</text:p>
      <text:p text:style-name="P325"><text:s text:c="12"/>model = CubicSpline(s_f[p_idx], p_env_m[p_idx])</text:p>
      <text:p text:style-name="P326"><text:s text:c="12"/>try</text:p>
      <text:p text:style-name="P327"><text:s text:c="16"/>p_env_m[:, ep_idx] = model(s_f)</text:p>
      <text:p text:style-name="P328"><text:s text:c="12"/>catch</text:p>
      <text:p text:style-name="P329"><text:s text:c="16"/>_info("CubicSpline could not be calculated, using non-smoothed variant instead.")</text:p>
      <text:p text:style-name="P330"><text:s text:c="12"/>end</text:p>
      <text:p text:style-name="P331"><text:s text:c="8"/>end</text:p>
      <text:p text:style-name="P332"><text:s text:c="8"/>s = iqr(p_env_m[:, ep_idx]) / sqrt(length(p_env_m[:, ep_idx]))</text:p>
      <text:p text:style-name="P333"><text:s text:c="8"/>p_env_u[:, ep_idx] = @. p_env_m[:, ep_idx] + 1.96 * s</text:p>
      <text:p text:style-name="P334"><text:s text:c="8"/>p_env_l[:, ep_idx] = @. p_env_m[:, ep_idx] - 1.96 * s</text:p>
      <text:p text:style-name="P335"><text:s text:c="4"/>end</text:p>
      <text:p text:style-name="P336">elseif dims == 2</text:p>
      <text:p text:style-name="P337"><text:s text:c="4"/># median over epochs</text:p>
      <text:p text:style-name="P338"/>
      <text:p text:style-name="P339"><text:s text:c="4"/>p_env_m = zeros(length(s_f), ch_n)</text:p>
      <text:p text:style-name="P340"><text:s text:c="4"/>p_env_u = zeros(length(s_f), ch_n)</text:p>
      <text:p text:style-name="P341"><text:s text:c="4"/>p_env_l = zeros(length(s_f), ch_n)</text:p>
      <text:p text:style-name="P342"/>
      <text:p text:style-name="P343"><text:s text:c="4"/>@inbounds @simd for ch_idx in 1:ch_n</text:p>
      <text:p text:style-name="P344"><text:s text:c="8"/>p_env_m[:, ch_idx] = median(s_p[ch_idx, :, :], dims=2)</text:p>
      <text:p text:style-name="P345"><text:s text:c="8"/># find peaks</text:p>
      <text:p text:style-name="P346"><text:s text:c="8"/>p_idx = findpeaks(p_env_m[:, ch_idx], d=d)</text:p>
      <text:p text:style-name="P347"><text:s text:c="8"/># add first time-point</text:p>
      <text:p text:style-name="P348"><text:s text:c="8"/>pushfirst!(p_idx, 1)</text:p>
      <text:p text:style-name="P349"><text:s text:c="8"/># add last time-point</text:p>
      <text:p text:style-name="P350"><text:s text:c="8"/>push!(p_idx, length(p_env_m[:, ch_idx]))</text:p>
      <text:p text:style-name="P351"><text:s text:c="8"/># interpolate peaks using cubic spline or loess</text:p>
      <text:p text:style-name="P352"><text:s text:c="8"/>if length(p_idx) &gt;= 5</text:p>
      <text:p text:style-name="P353"><text:s text:c="12"/>model = CubicSpline(s_f[p_idx], p_env_m[p_idx])</text:p>
      <text:p text:style-name="P354"><text:s text:c="12"/>try</text:p>
      <text:p text:style-name="P355"><text:s text:c="16"/>p_env_m[:, ch_idx] = model(s_f)</text:p>
      <text:p text:style-name="P356"><text:s text:c="12"/>catch</text:p>
      <text:p text:style-name="P357"><text:s text:c="16"/>_info("CubicSpline could not be calculated, using non-smoothed variant instead.")</text:p>
      <text:p text:style-name="P358"><text:s text:c="12"/>end</text:p>
      <text:p text:style-name="P359"><text:s text:c="8"/>end</text:p>
      <text:p text:style-name="P360"><text:s text:c="8"/>s = iqr(p_env_m[:, ch_idx]) / sqrt(length(p_env_m[:, ch_idx]))</text:p>
      <text:p text:style-name="P361"><text:s text:c="8"/>p_env_u[:, ch_idx] = @views @. p_env_m[:, ch_idx] + 1.96 * s</text:p>
      <text:p text:style-name="P362"><text:s text:c="8"/>p_env_l[:, ch_idx] = @views @. p_env_m[:, ch_idx] - 1.96 * s</text:p>
      <text:p text:style-name="P363"><text:s text:c="4"/>end</text:p>
      <text:p text:style-name="P364">else</text:p>
      <text:p text:style-name="P365"><text:s text:c="4"/># median over channels and epochs</text:p>
      <text:p text:style-name="P366"><text:s text:c="4"/></text:p>
      <text:p text:style-name="P367"><text:s text:c="4"/>p_env_m, p_env_u, p_env_l, _ = penv_median(obj, dims=1, d=d)</text:p>
      <text:p text:style-name="P368"><text:s text:c="4"/>p_env_m = median(p_env_m, dims=2)</text:p>
      <text:p text:style-name="P369"><text:s text:c="4"/>p_env_u = median(p_env_u, dims=2)</text:p>
      <text:p text:style-name="P370"><text:s text:c="4"/>p_env_l = median(p_env_l, dims=2)</text:p>
      <text:p text:style-name="P371"><text:s text:c="4"/>p_env_m = reshape(p_env_m, size(p_env_m, 1))</text:p>
      <text:p text:style-name="P372"><text:s text:c="4"/>p_env_u = reshape(p_env_u, size(p_env_u, 1))</text:p>
      <text:p text:style-name="P373"><text:s text:c="4"/>p_env_l = reshape(p_env_l, size(p_env_l, 1))</text:p>
      <text:p text:style-name="P374">end</text:p>
      <text:p text:style-name="P375"/>
      <text:p text:style-name="P376">return (p_env_m=p_env_m, p_env_u=p_env_u, p_env_l=p_env_l, p_env_frq=s_f)</text:p>
      <text:p text:style-name="First_20_paragraph">end</text:p>
      <text:p text:style-name="Text_20_body">““” senv(obj; ch, d, mt, t)</text:p>
      <text:p text:style-name="Text_20_body">Calculate spectral envelope.</text:p>
      <text:h text:style-name="Heading_20_1" text:outline-level="1"><text:bookmark-start text:name="arguments-6"/>Arguments<text:bookmark-end text:name="arguments-6"/></text:h>
      <text:list text:style-name="L7">
        <text:list-item>
          <text:p text:style-name="P377"><text:span text:style-name="Source_Text">obj::NeuroAnalyzer.NEURO</text:span></text:p>
        </text:list-item>
        <text:list-item>
          <text:p text:style-name="P377"><text:span text:style-name="Source_Text">ch::Union{Int64, Vector{Int64}, &lt;:AbstractRange}=signal_channels(obj)</text:span>: index of channels, default is all signal channels</text:p>
        </text:list-item>
        <text:list-item>
          <text:p text:style-name="P377"><text:span text:style-name="Source_Text">d::Int64=2</text:span>: distance between peeks in samples, lower values get better envelope fit</text:p>
        </text:list-item>
        <text:list-item>
          <text:p text:style-name="P377"><text:span text:style-name="Source_Text">mt::Bool=false</text:span>: if true use multi-tapered spectrogram</text:p>
        </text:list-item>
        <text:list-item>
          <text:p text:style-name="P377"><text:span text:style-name="Source_Text">t::Union{Real, Nothing}=nothing</text:span>: spectrogram threshold (maximize all powers &gt; t)</text:p>
        </text:list-item>
      </text:list>
      <text:h text:style-name="Heading_20_1" text:outline-level="1"><text:bookmark-start text:name="returns-6"/>Returns<text:bookmark-end text:name="returns-6"/></text:h>
      <text:p text:style-name="First_20_paragraph">Named tuple containing: - <text:span text:style-name="Source_Text">s_env::Array{Float64, 3}</text:span>: spectral envelope - <text:span text:style-name="Source_Text">s_env_t::Vector{Float64}</text:span>: spectrogram time ““” function senv(obj::NeuroAnalyzer.NEURO; ch::Union{Int64, Vector{Int64}, &lt;:AbstractRange}=signal_channels(obj), d::Int64=2, mt::Bool=false, t::Union{Real, Nothing}=nothing)</text:p>
      <text:p text:style-name="P378">_check_channels(obj, ch)</text:p>
      <text:p text:style-name="P379"/>
      <text:p text:style-name="P380">ch_n = length(ch)</text:p>
      <text:p text:style-name="P381">ep_n = epoch_n(obj)</text:p>
      <text:p text:style-name="P382">fs = sr(obj)</text:p>
      <text:p text:style-name="P383"/>
      <text:p text:style-name="P384">s_tmp = @view obj.data[1, :, 1]</text:p>
      <text:p text:style-name="P385"/>
      <text:p text:style-name="P386">interval = fs</text:p>
      <text:p text:style-name="P387">overlap = round(Int64, fs * 0.75)</text:p>
      <text:p text:style-name="P388"/>
      <text:p text:style-name="P389"># for short signals always use multi-taper</text:p>
      <text:p text:style-name="P390">length(s_tmp) &lt; 4 * fs &amp;&amp; (mt = true)</text:p>
      <text:p text:style-name="P391">if mt == true</text:p>
      <text:p text:style-name="P392"><text:s text:c="4"/>spec_tmp = mt_spectrogram(s_tmp, fs=fs)</text:p>
      <text:p text:style-name="P393">else</text:p>
      <text:p text:style-name="P394"><text:s text:c="4"/>spec_tmp = DSP.spectrogram(s_tmp, interval, overlap, nfft=length(s_tmp), fs=fs, window=hanning)</text:p>
      <text:p text:style-name="P395">end</text:p>
      <text:p text:style-name="P396"/>
      <text:p text:style-name="P397">sp_t = collect(spec_tmp.time)</text:p>
      <text:p text:style-name="P398">sp_t .+= obj.epoch_time[1]</text:p>
      <text:p text:style-name="P399"/>
      <text:p text:style-name="P400">s_env = zeros(ch_n, length(sp_t), ep_n)</text:p>
      <text:p text:style-name="P401"/>
      <text:p text:style-name="P402">@inbounds @simd for ep_idx in 1:ep_n</text:p>
      <text:p text:style-name="P403"><text:s text:c="4"/>Threads.@threads for ch_idx in 1:ch_n</text:p>
      <text:p text:style-name="P404"><text:s text:c="8"/># prepare spectrogram</text:p>
      <text:p text:style-name="P405"><text:s text:c="8"/>if mt == true</text:p>
      <text:p text:style-name="P406"><text:s text:c="12"/>spec = @views mt_spectrogram(obj.data[ch[ch_idx], :, ep_idx], fs=fs)</text:p>
      <text:p text:style-name="P407"><text:s text:c="8"/>else</text:p>
      <text:p text:style-name="P408"><text:s text:c="12"/>spec = @views DSP.spectrogram(obj.data[ch[ch_idx], :, ep_idx], interval, overlap, nfft=length(s_tmp), fs=fs, window=hanning)</text:p>
      <text:p text:style-name="P409"><text:s text:c="8"/>end</text:p>
      <text:p text:style-name="P410"><text:s text:c="8"/>s_frq = Vector(spec.freq)</text:p>
      <text:p text:style-name="P411"><text:s text:c="8"/>s_p = pow2db.(spec.power)</text:p>
      <text:p text:style-name="P412"/>
      <text:p text:style-name="P413"><text:s text:c="8"/># maximize all powers above threshold (t)</text:p>
      <text:p text:style-name="P414"><text:s text:c="8"/>if t !== nothing</text:p>
      <text:p text:style-name="P415"><text:s text:c="12"/>s_p[s_p .&gt; t] .= 0</text:p>
      <text:p text:style-name="P416"><text:s text:c="12"/>reverse!(s_p)</text:p>
      <text:p text:style-name="P417"><text:s text:c="12"/>reverse!(s_frq)</text:p>
      <text:p text:style-name="P418"><text:s text:c="8"/>end</text:p>
      <text:p text:style-name="P419"><text:s text:c="8"/></text:p>
      <text:p text:style-name="P420"><text:s text:c="8"/>f_idx = zeros(length(spec.time))</text:p>
      <text:p text:style-name="P421"><text:s text:c="8"/>m = maximum(s_p, dims=1)</text:p>
      <text:p text:style-name="P422"><text:s text:c="8"/>for idx2 in eachindex(m)</text:p>
      <text:p text:style-name="P423"><text:s text:c="12"/>f_idx[idx2] = s_frq[vsearch(m[idx2], s_p[:, idx2])]</text:p>
      <text:p text:style-name="P424"><text:s text:c="8"/>end</text:p>
      <text:p text:style-name="P425"><text:s text:c="8"/># find peaks</text:p>
      <text:p text:style-name="P426"><text:s text:c="8"/>p_idx = findpeaks(f_idx, d=d)</text:p>
      <text:p text:style-name="P427"><text:s text:c="8"/># add first time-point</text:p>
      <text:p text:style-name="P428"><text:s text:c="8"/>pushfirst!(p_idx, 1)</text:p>
      <text:p text:style-name="P429"><text:s text:c="8"/># add last time-point</text:p>
      <text:p text:style-name="P430"><text:s text:c="8"/>push!(p_idx, length(spec.time))</text:p>
      <text:p text:style-name="P431"><text:s text:c="8"/># interpolate peaks using cubic spline or loess</text:p>
      <text:p text:style-name="P432"><text:s text:c="8"/>if length(p_idx) &gt;= 5</text:p>
      <text:p text:style-name="P433"><text:s text:c="12"/>model = CubicSpline(sp_t[p_idx], f_idx[p_idx])</text:p>
      <text:p text:style-name="P434"><text:s text:c="12"/>try</text:p>
      <text:p text:style-name="P435"><text:s text:c="16"/>s_env[ch_idx, :, ep_idx] = model(sp_t)</text:p>
      <text:p text:style-name="P436"><text:s text:c="12"/>catch</text:p>
      <text:p text:style-name="P437"><text:s text:c="16"/>_info("CubicSpline could not be calculated, using non-smoothed variant instead.")</text:p>
      <text:p text:style-name="P438"><text:s text:c="12"/>end</text:p>
      <text:p text:style-name="P439"><text:s text:c="8"/>else</text:p>
      <text:p text:style-name="P440"><text:s text:c="12"/>s_env[ch_idx, :, ep_idx] = f_idx</text:p>
      <text:p text:style-name="P441"><text:s text:c="8"/>end</text:p>
      <text:p text:style-name="P442"><text:s text:c="8"/>s_env[ch_idx, 1, ep_idx] = s_env[ch_idx, 2, ep_idx]</text:p>
      <text:p text:style-name="P443"><text:s text:c="4"/>end</text:p>
      <text:p text:style-name="P444">end</text:p>
      <text:p text:style-name="P445"/>
      <text:p text:style-name="P446">return (s_env=s_env, senv_t=sp_t)</text:p>
      <text:p text:style-name="First_20_paragraph">end</text:p>
      <text:p text:style-name="Text_20_body">““” senv_mean(obj; ch, dims, d, mt, t)</text:p>
      <text:p text:style-name="Text_20_body">Calculate spectral envelope: mean and 95% CI.</text:p>
      <text:h text:style-name="Heading_20_1" text:outline-level="1"><text:bookmark-start text:name="arguments-7"/>Arguments<text:bookmark-end text:name="arguments-7"/></text:h>
      <text:list text:style-name="L8">
        <text:list-item>
          <text:p text:style-name="P447"><text:span text:style-name="Source_Text">obj::NeuroAnalyzer.NEURO</text:span></text:p>
        </text:list-item>
        <text:list-item>
          <text:p text:style-name="P447"><text:span text:style-name="Source_Text">ch::Union{Int64, Vector{Int64}, &lt;:AbstractRange}=signal_channels(obj)</text:span>: index of channels, default is all signal channels</text:p>
        </text:list-item>
        <text:list-item>
          <text:p text:style-name="P447"><text:span text:style-name="Source_Text">dims::Int64</text:span>: mean over channels (dims = 1), epochs (dims = 2) or channels and epochs (dims = 3)</text:p>
        </text:list-item>
        <text:list-item>
          <text:p text:style-name="P447"><text:span text:style-name="Source_Text">d::Int64=2</text:span>: distance between peeks in samples, lower values get better envelope fit</text:p>
        </text:list-item>
        <text:list-item>
          <text:p text:style-name="P447"><text:span text:style-name="Source_Text">mt::Bool=false</text:span>: if true use multi-tapered spectrogram</text:p>
        </text:list-item>
        <text:list-item>
          <text:p text:style-name="P447"><text:span text:style-name="Source_Text">t::Union{Real, Nothing}=nothing</text:span>: spectrogram threshold (maximize all powers &gt; t)</text:p>
        </text:list-item>
      </text:list>
      <text:h text:style-name="Heading_20_1" text:outline-level="1"><text:bookmark-start text:name="returns-7"/>Returns<text:bookmark-end text:name="returns-7"/></text:h>
      <text:p text:style-name="First_20_paragraph">Named tuple containing: - <text:span text:style-name="Source_Text">s_env_m::Array{Float64, 3}</text:span>: spectral envelope: mean - <text:span text:style-name="Source_Text">s_env_u::Array{Float64, 3}</text:span>: spectral envelope: 95% CI upper bound - <text:span text:style-name="Source_Text">s_env_l::Array{Float64, 3}</text:span>: spectral envelope: 95% CI lower bound - <text:span text:style-name="Source_Text">s_env_t::Vector{Float64}</text:span>: spectral envelope (useful for plotting over spectrogram) ““” function senv_mean(obj::NeuroAnalyzer.NEURO; ch::Union{Int64, Vector{Int64}, &lt;:AbstractRange}=signal_channels(obj), dims::Int64, d::Int64=2, mt::Bool=false, t::Union{Real, Nothing}=nothing)</text:p>
      <text:p text:style-name="P448">if dims == 1</text:p>
      <text:p text:style-name="P449"><text:s text:c="4"/>channel_n(obj) == 1 &amp;&amp; throw(ArgumentError("Number of channels must be ≥ 2."))</text:p>
      <text:p text:style-name="P450">elseif dims == 2</text:p>
      <text:p text:style-name="P451"><text:s text:c="4"/>epoch_n(obj) == 1 &amp;&amp; throw(ArgumentError("Number of epochs must be ≥ 2."))</text:p>
      <text:p text:style-name="P452">elseif dims == 3</text:p>
      <text:p text:style-name="P453"><text:s text:c="4"/>channel_n(obj) == 1 &amp;&amp; throw(ArgumentError("Number of channels must be ≥ 2."))</text:p>
      <text:p text:style-name="P454"><text:s text:c="4"/>epoch_n(obj) == 1 &amp;&amp; throw(ArgumentError("Number of epochs must be ≥ 2."))</text:p>
      <text:p text:style-name="P455">end</text:p>
      <text:p text:style-name="P456"/>
      <text:p text:style-name="P457">s_p, s_t = senv(obj, ch=ch, d=d, mt=mt, t=t)</text:p>
      <text:p text:style-name="P458"/>
      <text:p text:style-name="P459">ch_n = size(s_p, 1)</text:p>
      <text:p text:style-name="P460">ep_n = size(s_p, 3)</text:p>
      <text:p text:style-name="P461"/>
      <text:p text:style-name="P462">if dims == 1</text:p>
      <text:p text:style-name="P463"><text:s text:c="4"/># mean over channels</text:p>
      <text:p text:style-name="P464"/>
      <text:p text:style-name="P465"><text:s text:c="4"/>s_env_m = zeros(length(s_t), ep_n)</text:p>
      <text:p text:style-name="P466"><text:s text:c="4"/>s_env_u = zeros(length(s_t), ep_n)</text:p>
      <text:p text:style-name="P467"><text:s text:c="4"/>s_env_l = zeros(length(s_t), ep_n)</text:p>
      <text:p text:style-name="P468"/>
      <text:p text:style-name="P469"><text:s text:c="4"/>@inbounds @simd for ep_idx in 1:ep_n</text:p>
      <text:p text:style-name="P470"><text:s text:c="8"/>s_env_m[:, ep_idx] = mean(s_p[:, :, ep_idx], dims=1)</text:p>
      <text:p text:style-name="P471"><text:s text:c="8"/># find peaks</text:p>
      <text:p text:style-name="P472"><text:s text:c="8"/>s_idx = findpeaks(s_env_m[:, ep_idx], d=d)</text:p>
      <text:p text:style-name="P473"><text:s text:c="8"/># add first time-point</text:p>
      <text:p text:style-name="P474"><text:s text:c="8"/>pushfirst!(s_idx, 1)</text:p>
      <text:p text:style-name="P475"><text:s text:c="8"/># interpolate peaks using cubic spline or loess</text:p>
      <text:p text:style-name="P476"><text:s text:c="8"/>push!(s_idx, length(s_env_m[:, ep_idx]))</text:p>
      <text:p text:style-name="P477"><text:s text:c="8"/>if length(s_idx) &gt; 4</text:p>
      <text:p text:style-name="P478"><text:s text:c="12"/>model = CubicSpline(s_t[s_idx], s_env_m[s_idx])</text:p>
      <text:p text:style-name="P479"><text:s text:c="12"/>try</text:p>
      <text:p text:style-name="P480"><text:s text:c="16"/>s_env_m[:, ep_idx] = model(s_t)</text:p>
      <text:p text:style-name="P481"><text:s text:c="12"/>catch</text:p>
      <text:p text:style-name="P482"><text:s text:c="16"/>_info("CubicSpline could not be calculated, using non-smoothed variant instead.")</text:p>
      <text:p text:style-name="P483"><text:s text:c="12"/>end</text:p>
      <text:p text:style-name="P484"><text:s text:c="8"/>end</text:p>
      <text:p text:style-name="P485"><text:s text:c="8"/>s = std(s_env_m[:, ep_idx]) / sqrt(length(s_env_m[:, ep_idx]))</text:p>
      <text:p text:style-name="P486"><text:s text:c="8"/>s_env_u[:, ep_idx] = @. s_env_m[:, ep_idx] + 1.96 * s</text:p>
      <text:p text:style-name="P487"><text:s text:c="8"/>s_env_l[:, ep_idx] = @. s_env_m[:, ep_idx] - 1.96 * s</text:p>
      <text:p text:style-name="P488"><text:s text:c="4"/>end</text:p>
      <text:p text:style-name="P489">elseif dims == 2</text:p>
      <text:p text:style-name="P490"><text:s text:c="4"/># mean over epochs</text:p>
      <text:p text:style-name="P491"/>
      <text:p text:style-name="P492"><text:s text:c="4"/>s_env_m = zeros(length(s_t), ch_n)</text:p>
      <text:p text:style-name="P493"><text:s text:c="4"/>s_env_u = zeros(length(s_t), ch_n)</text:p>
      <text:p text:style-name="P494"><text:s text:c="4"/>s_env_l = zeros(length(s_t), ch_n)</text:p>
      <text:p text:style-name="P495"/>
      <text:p text:style-name="P496"><text:s text:c="4"/>@inbounds @simd for ch_idx in 1:ch_n</text:p>
      <text:p text:style-name="P497"><text:s text:c="8"/>s_env_m[:, ch_idx] = mean(s_p[ch_idx, :, :], dims=2)</text:p>
      <text:p text:style-name="P498"><text:s text:c="8"/># find peaks</text:p>
      <text:p text:style-name="P499"><text:s text:c="8"/>s_idx = findpeaks(s_env_m[:, ch_idx], d=d)</text:p>
      <text:p text:style-name="P500"><text:s text:c="8"/># add first time-point</text:p>
      <text:p text:style-name="P501"><text:s text:c="8"/>pushfirst!(s_idx, 1)</text:p>
      <text:p text:style-name="P502"><text:s text:c="8"/># add last time-point</text:p>
      <text:p text:style-name="P503"><text:s text:c="8"/>push!(s_idx, length(s_env_m[:, ch_idx]))</text:p>
      <text:p text:style-name="P504"><text:s text:c="8"/># interpolate peaks using cubic spline or loess</text:p>
      <text:p text:style-name="P505"><text:s text:c="8"/>if length(s_idx) &gt; 4</text:p>
      <text:p text:style-name="P506"><text:s text:c="12"/>model = CubicSpline(s_t[s_idx], s_env_m[s_idx])</text:p>
      <text:p text:style-name="P507"><text:s text:c="12"/>try</text:p>
      <text:p text:style-name="P508"><text:s text:c="16"/>s_env_m[:, ch_idx] = model(s_t)</text:p>
      <text:p text:style-name="P509"><text:s text:c="12"/>catch</text:p>
      <text:p text:style-name="P510"><text:s text:c="16"/>_info("CubicSpline could not be calculated, using non-smoothed variant instead.")</text:p>
      <text:p text:style-name="P511"><text:s text:c="12"/>end</text:p>
      <text:p text:style-name="P512"><text:s text:c="8"/>end</text:p>
      <text:p text:style-name="P513"><text:s text:c="8"/>s = std(s_env_m[:, ch_idx]) / sqrt(length(s_env_m[:, ch_idx]))</text:p>
      <text:p text:style-name="P514"><text:s text:c="8"/>s_env_u[:, ch_idx] = @views @. s_env_m[:, ch_idx] + 1.96 * s</text:p>
      <text:p text:style-name="P515"><text:s text:c="8"/>s_env_l[:, ch_idx] = @views @. s_env_m[:, ch_idx] - 1.96 * s</text:p>
      <text:p text:style-name="P516"><text:s text:c="4"/>end</text:p>
      <text:p text:style-name="P517">else</text:p>
      <text:p text:style-name="P518"><text:s text:c="4"/># mean over channels and epochs</text:p>
      <text:p text:style-name="P519"/>
      <text:p text:style-name="P520"><text:s text:c="4"/>s_env_m, s_env_u, s_env_l, _ = senv_mean(obj, dims=1, d=d, mt=mt)</text:p>
      <text:p text:style-name="P521"><text:s text:c="4"/>s_env_m = mean(s_env_m, dims=2)</text:p>
      <text:p text:style-name="P522"><text:s text:c="4"/>s_env_u = mean(s_env_u, dims=2)</text:p>
      <text:p text:style-name="P523"><text:s text:c="4"/>s_env_l = mean(s_env_l, dims=2)</text:p>
      <text:p text:style-name="P524"><text:s text:c="4"/>s_env_m = reshape(s_env_m, size(s_env_m, 1))</text:p>
      <text:p text:style-name="P525"><text:s text:c="4"/>s_env_u = reshape(s_env_u, size(s_env_u, 1))</text:p>
      <text:p text:style-name="P526"><text:s text:c="4"/>s_env_l = reshape(s_env_l, size(s_env_l, 1))</text:p>
      <text:p text:style-name="P527">end</text:p>
      <text:p text:style-name="P528"/>
      <text:p text:style-name="P529">return (s_env_m=s_env_m, s_env_u=s_env_u, s_env_l=s_env_l, s_env_t=s_t)</text:p>
      <text:p text:style-name="First_20_paragraph">end</text:p>
      <text:p text:style-name="Text_20_body">““” senv_median(obj; ch, dims, d, mt)</text:p>
      <text:p text:style-name="Text_20_body">Calculate spectral envelope: median and 95% CI.</text:p>
      <text:h text:style-name="Heading_20_1" text:outline-level="1"><text:bookmark-start text:name="arguments-8"/>Arguments<text:bookmark-end text:name="arguments-8"/></text:h>
      <text:list text:style-name="L9">
        <text:list-item>
          <text:p text:style-name="P530"><text:span text:style-name="Source_Text">obj::NeuroAnalyzer.NEURO</text:span></text:p>
        </text:list-item>
        <text:list-item>
          <text:p text:style-name="P530"><text:span text:style-name="Source_Text">ch::Union{Int64, Vector{Int64}, &lt;:AbstractRange}=signal_channels(obj)</text:span>: index of channels, default is all signal channels</text:p>
        </text:list-item>
        <text:list-item>
          <text:p text:style-name="P530"><text:span text:style-name="Source_Text">dims::Int64</text:span>: median over channels (dims = 1), epochs (dims = 2) or channels and epochs (dims = 3)</text:p>
        </text:list-item>
        <text:list-item>
          <text:p text:style-name="P530"><text:span text:style-name="Source_Text">d::Int64=2</text:span>: distance between peeks in samples, lower values get better envelope fit</text:p>
        </text:list-item>
        <text:list-item>
          <text:p text:style-name="P530"><text:span text:style-name="Source_Text">mt::Bool=false</text:span>: if true use multi-tapered spectrogram</text:p>
        </text:list-item>
        <text:list-item>
          <text:p text:style-name="P530"><text:span text:style-name="Source_Text">t::Union{Real, Nothing}=nothing</text:span>: spectrogram threshold (maximize all powers &gt; t)</text:p>
        </text:list-item>
      </text:list>
      <text:h text:style-name="Heading_20_1" text:outline-level="1"><text:bookmark-start text:name="returns-8"/>Returns<text:bookmark-end text:name="returns-8"/></text:h>
      <text:p text:style-name="First_20_paragraph">Named tuple containing: - <text:span text:style-name="Source_Text">s_env_m::Array{Float64, 3}</text:span>: spectral envelope: median - <text:span text:style-name="Source_Text">s_env_u::Array{Float64, 3}</text:span>: spectral envelope: 95% CI upper bound - <text:span text:style-name="Source_Text">s_env_l::Array{Float64, 3}</text:span>: spectral envelope: 95% CI lower bound - <text:span text:style-name="Source_Text">s_env_t::Vector{Float64}</text:span>: spectral envelope (useful for plotting over spectrogram) ““” function senv_median(obj::NeuroAnalyzer.NEURO; ch::Union{Int64, Vector{Int64}, &lt;:AbstractRange}=signal_channels(obj), dims::Int64, d::Int64=2, mt::Bool=false, t::Union{Real, Nothing}=nothing)</text:p>
      <text:p text:style-name="P531">if dims == 1</text:p>
      <text:p text:style-name="P532"><text:s text:c="4"/>channel_n(obj) == 1 &amp;&amp; throw(ArgumentError("Number of channels must be ≥ 2."))</text:p>
      <text:p text:style-name="P533">elseif dims == 2</text:p>
      <text:p text:style-name="P534"><text:s text:c="4"/>epoch_n(obj) == 1 &amp;&amp; throw(ArgumentError("Number of epochs must be ≥ 2."))</text:p>
      <text:p text:style-name="P535">elseif dims == 3</text:p>
      <text:p text:style-name="P536"><text:s text:c="4"/>channel_n(obj) == 1 &amp;&amp; throw(ArgumentError("Number of channels must be ≥ 2."))</text:p>
      <text:p text:style-name="P537"><text:s text:c="4"/>epoch_n(obj) == 1 &amp;&amp; throw(ArgumentError("Number of epochs must be ≥ 2."))</text:p>
      <text:p text:style-name="P538">end</text:p>
      <text:p text:style-name="P539"/>
      <text:p text:style-name="P540">s_p, s_t = senv(obj, ch=ch, d=d, mt=mt, t=t)</text:p>
      <text:p text:style-name="P541"/>
      <text:p text:style-name="P542">ch_n = size(s_p, 1)</text:p>
      <text:p text:style-name="P543">ep_n = size(s_p, 3)</text:p>
      <text:p text:style-name="P544"/>
      <text:p text:style-name="P545">if dims == 1</text:p>
      <text:p text:style-name="P546"><text:s text:c="4"/># median over channels</text:p>
      <text:p text:style-name="P547"/>
      <text:p text:style-name="P548"><text:s text:c="4"/>s_env_m = zeros(length(s_t), ep_n)</text:p>
      <text:p text:style-name="P549"><text:s text:c="4"/>s_env_u = zeros(length(s_t), ep_n)</text:p>
      <text:p text:style-name="P550"><text:s text:c="4"/>s_env_l = zeros(length(s_t), ep_n)</text:p>
      <text:p text:style-name="P551"/>
      <text:p text:style-name="P552"><text:s text:c="4"/>@inbounds @simd for ep_idx in 1:ep_n</text:p>
      <text:p text:style-name="P553"><text:s text:c="8"/>s_env_m[:, ep_idx] = median(s_p[:, :, ep_idx], dims=1)</text:p>
      <text:p text:style-name="P554"><text:s text:c="8"/># find peaks</text:p>
      <text:p text:style-name="P555"><text:s text:c="8"/>s_idx = findpeaks(s_env_m[:, ep_idx], d=d)</text:p>
      <text:p text:style-name="P556"><text:s text:c="8"/># add first time-point</text:p>
      <text:p text:style-name="P557"><text:s text:c="8"/>pushfirst!(s_idx, 1)</text:p>
      <text:p text:style-name="P558"><text:s text:c="8"/># add last time-point</text:p>
      <text:p text:style-name="P559"><text:s text:c="8"/>push!(s_idx, length(s_env_m[:, ep_idx]))</text:p>
      <text:p text:style-name="P560"><text:s text:c="8"/># interpolate peaks using cubic spline or loess</text:p>
      <text:p text:style-name="P561"><text:s text:c="8"/>if length(s_idx) &gt; 4</text:p>
      <text:p text:style-name="P562"><text:s text:c="12"/>model = CubicSpline(s_t[s_idx], s_env_m[s_idx])</text:p>
      <text:p text:style-name="P563"><text:s text:c="12"/>try</text:p>
      <text:p text:style-name="P564"><text:s text:c="16"/>s_env_m[:, ep_idx] = model(s_t)</text:p>
      <text:p text:style-name="P565"><text:s text:c="12"/>catch</text:p>
      <text:p text:style-name="P566"><text:s text:c="16"/>_info("CubicSpline could not be calculated, using non-smoothed variant instead.")</text:p>
      <text:p text:style-name="P567"><text:s text:c="12"/>end</text:p>
      <text:p text:style-name="P568"><text:s text:c="8"/>end</text:p>
      <text:p text:style-name="P569"><text:s text:c="8"/>s = iqr(s_env_m[:, ep_idx]) / sqrt(length(s_env_m[:, ep_idx]))</text:p>
      <text:p text:style-name="P570"><text:s text:c="8"/>s_env_u[:, ep_idx] = @. s_env_m[:, ep_idx] + 1.96 * s</text:p>
      <text:p text:style-name="P571"><text:s text:c="8"/>s_env_l[:, ep_idx] = @. s_env_m[:, ep_idx] - 1.96 * s</text:p>
      <text:p text:style-name="P572"><text:s text:c="4"/>end</text:p>
      <text:p text:style-name="P573">elseif dims == 2</text:p>
      <text:p text:style-name="P574"><text:s text:c="4"/># median over epochs</text:p>
      <text:p text:style-name="P575"/>
      <text:p text:style-name="P576"><text:s text:c="4"/>s_env_m = zeros(length(s_t), ch_n)</text:p>
      <text:p text:style-name="P577"><text:s text:c="4"/>s_env_u = zeros(length(s_t), ch_n)</text:p>
      <text:p text:style-name="P578"><text:s text:c="4"/>s_env_l = zeros(length(s_t), ch_n)</text:p>
      <text:p text:style-name="P579"/>
      <text:p text:style-name="P580"><text:s text:c="4"/>@inbounds @simd for ch_idx in 1:ch_n</text:p>
      <text:p text:style-name="P581"><text:s text:c="8"/>s_env_m[:, ch_idx] = median(s_p[ch_idx, :, :], dims=2)</text:p>
      <text:p text:style-name="P582"><text:s text:c="8"/># find peaks</text:p>
      <text:p text:style-name="P583"><text:s text:c="8"/>s_idx = findpeaks(s_env_m[:, ch_idx], d=d)</text:p>
      <text:p text:style-name="P584"><text:s text:c="8"/># add first time-point</text:p>
      <text:p text:style-name="P585"><text:s text:c="8"/>pushfirst!(s_idx, 1)</text:p>
      <text:p text:style-name="P586"><text:s text:c="8"/># add last time-point</text:p>
      <text:p text:style-name="P587"><text:s text:c="8"/>push!(s_idx, length(s_env_m[:, ch_idx]))</text:p>
      <text:p text:style-name="P588"><text:s text:c="8"/># interpolate peaks using cubic spline or loess</text:p>
      <text:p text:style-name="P589"><text:s text:c="8"/>if length(s_idx) &gt; 4</text:p>
      <text:p text:style-name="P590"><text:s text:c="12"/>model = CubicSpline(s_t[s_idx], s_env_m[s_idx])</text:p>
      <text:p text:style-name="P591"><text:s text:c="12"/>try</text:p>
      <text:p text:style-name="P592"><text:s text:c="16"/>s_env_m[:, ch_idx] = model(s_t)</text:p>
      <text:p text:style-name="P593"><text:s text:c="12"/>catch</text:p>
      <text:p text:style-name="P594"><text:s text:c="16"/>_info("CubicSpline could not be calculated, using non-smoothed variant instead.")</text:p>
      <text:p text:style-name="P595"><text:s text:c="12"/>end</text:p>
      <text:p text:style-name="P596"><text:s text:c="8"/>end</text:p>
      <text:p text:style-name="P597"><text:s text:c="8"/>s = iqr(s_env_m[:, ch_idx]) / sqrt(length(s_env_m[:, ch_idx]))</text:p>
      <text:p text:style-name="P598"><text:s text:c="8"/>s_env_u[:, ch_idx] = @views @. s_env_m[:, ch_idx] + 1.96 * s</text:p>
      <text:p text:style-name="P599"><text:s text:c="8"/>s_env_l[:, ch_idx] = @views @. s_env_m[:, ch_idx] - 1.96 * s</text:p>
      <text:p text:style-name="P600"><text:s text:c="4"/>end</text:p>
      <text:p text:style-name="P601">else</text:p>
      <text:p text:style-name="P602"><text:s text:c="4"/># median over channels and epochs</text:p>
      <text:p text:style-name="P603"/>
      <text:p text:style-name="P604"><text:s text:c="4"/>s_env_m, s_env_u, s_env_l, _ = senv_median(obj, dims=1, d=d, mt=mt)</text:p>
      <text:p text:style-name="P605"><text:s text:c="4"/>s_env_m = median(s_env_m, dims=2)</text:p>
      <text:p text:style-name="P606"><text:s text:c="4"/>s_env_u = median(s_env_u, dims=2)</text:p>
      <text:p text:style-name="P607"><text:s text:c="4"/>s_env_l = median(s_env_l, dims=2)</text:p>
      <text:p text:style-name="P608"><text:s text:c="4"/>s_env_m = reshape(s_env_m, size(s_env_m, 1))</text:p>
      <text:p text:style-name="P609"><text:s text:c="4"/>s_env_u = reshape(s_env_u, size(s_env_u, 1))</text:p>
      <text:p text:style-name="P610"><text:s text:c="4"/>s_env_l = reshape(s_env_l, size(s_env_l, 1))</text:p>
      <text:p text:style-name="P611">end</text:p>
      <text:p text:style-name="P612"/>
      <text:p text:style-name="P613">return (s_env_m=s_env_m, s_env_u=s_env_u, s_env_l=s_env_l, s_env_t=s_t)</text:p>
      <text:p text:style-name="First_20_paragraph">end</text:p>
      <text:p text:style-name="Text_20_body">““” henv(obj; ch, d)</text:p>
      <text:p text:style-name="Text_20_body">Calculate Hilbert spectrum amplitude envelope.</text:p>
      <text:h text:style-name="Heading_20_1" text:outline-level="1"><text:bookmark-start text:name="arguments-9"/>Arguments<text:bookmark-end text:name="arguments-9"/></text:h>
      <text:list text:style-name="L10">
        <text:list-item>
          <text:p text:style-name="P614"><text:span text:style-name="Source_Text">obj::NeuroAnalyzer.NEURO</text:span></text:p>
        </text:list-item>
        <text:list-item>
          <text:p text:style-name="P614"><text:span text:style-name="Source_Text">ch::Union{Int64, Vector{Int64}, &lt;:AbstractRange}=signal_channels(obj)</text:span>: index of channels, default is all signal channels</text:p>
        </text:list-item>
        <text:list-item>
          <text:p text:style-name="P614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-9"/>Returns<text:bookmark-end text:name="returns-9"/></text:h>
      <text:p text:style-name="First_20_paragraph">Named tuple containing: - <text:span text:style-name="Source_Text">h_env::Array{Float64, 3}</text:span>: Hilbert spectrum amplitude envelope - <text:span text:style-name="Source_Text">s_t::Vector{Float64}</text:span>: signal time ““” function henv(obj::NeuroAnalyzer.NEURO; ch::Union{Int64, Vector{Int64}, &lt;:AbstractRange}=signal_channels(obj), d::Int64=32)</text:p>
      <text:p text:style-name="P615">_check_channels(obj, ch)</text:p>
      <text:p text:style-name="P616"/>
      <text:p text:style-name="P617">_, hamp, _, _ = @views hspectrum(obj.data[ch, :, :])</text:p>
      <text:p text:style-name="P618"/>
      <text:p text:style-name="P619">ch_n = size(hamp, 1)</text:p>
      <text:p text:style-name="P620">ep_n = size(hamp, 3)</text:p>
      <text:p text:style-name="P621">h_env = similar(hamp)</text:p>
      <text:p text:style-name="P622"/>
      <text:p text:style-name="P623">s_t = obj.epoch_time</text:p>
      <text:p text:style-name="P624"/>
      <text:p text:style-name="P625">@inbounds @simd for ep_idx in 1:ep_n</text:p>
      <text:p text:style-name="P626"><text:s text:c="4"/>Threads.@threads for ch_idx in 1:ch_n</text:p>
      <text:p text:style-name="P627"><text:s text:c="8"/>s = @view hamp[ch_idx, :, ep_idx]</text:p>
      <text:p text:style-name="P628"><text:s text:c="8"/># find peaks</text:p>
      <text:p text:style-name="P629"><text:s text:c="8"/>p_idx = findpeaks(s, d=d)</text:p>
      <text:p text:style-name="P630"><text:s text:c="8"/># add first time-point</text:p>
      <text:p text:style-name="P631"><text:s text:c="8"/>pushfirst!(p_idx, 1)</text:p>
      <text:p text:style-name="P632"><text:s text:c="8"/># add last time-point</text:p>
      <text:p text:style-name="P633"><text:s text:c="8"/>push!(p_idx, length(s))</text:p>
      <text:p text:style-name="P634"><text:s text:c="8"/># interpolate peaks using cubic spline or loess</text:p>
      <text:p text:style-name="P635"><text:s text:c="8"/>if length(p_idx) &gt;= 5</text:p>
      <text:p text:style-name="P636"><text:s text:c="12"/>model = CubicSpline(s_t[p_idx], s[p_idx])</text:p>
      <text:p text:style-name="P637"><text:s text:c="12"/>try</text:p>
      <text:p text:style-name="P638"><text:s text:c="16"/>h_env[ch_idx, :, ep_idx] = model(s_t)</text:p>
      <text:p text:style-name="P639"><text:s text:c="12"/>catch</text:p>
      <text:p text:style-name="P640"><text:s text:c="16"/>@error "CubicSpline error, using Loess."</text:p>
      <text:p text:style-name="P641"><text:s text:c="16"/>model = loess(s_t[p_idx], s[p_idx], span=0.5)</text:p>
      <text:p text:style-name="P642"><text:s text:c="16"/>h_env[ch_idx, :, ep_idx] = Loess.predict(model, s_t)</text:p>
      <text:p text:style-name="P643"><text:s text:c="12"/>end</text:p>
      <text:p text:style-name="P644"><text:s text:c="8"/>else</text:p>
      <text:p text:style-name="P645"><text:s text:c="12"/>_info("Less than 5 peaks detected, using Loess.")</text:p>
      <text:p text:style-name="P646"><text:s text:c="12"/>model = loess(s_t[p_idx], s[p_idx], span=0.5)</text:p>
      <text:p text:style-name="P647"><text:s text:c="12"/>h_env[ch_idx, :, ep_idx] = Loess.predict(model, s_t)</text:p>
      <text:p text:style-name="P648"><text:s text:c="8"/>end</text:p>
      <text:p text:style-name="P649"><text:s text:c="8"/>h_env[ch_idx, 1, ep_idx] = h_env[ch_idx, 2, ep_idx]</text:p>
      <text:p text:style-name="P650"><text:s text:c="4"/>end</text:p>
      <text:p text:style-name="P651">end</text:p>
      <text:p text:style-name="P652"/>
      <text:p text:style-name="P653">return (h_env=h_env, s_t=s_t)</text:p>
      <text:p text:style-name="First_20_paragraph">end</text:p>
      <text:p text:style-name="Text_20_body">““” henv_mean(obj; ch, dims, d)</text:p>
      <text:p text:style-name="Text_20_body">Calculate Hilbert spectrum amplitude envelope: mean and 95% CI.</text:p>
      <text:h text:style-name="Heading_20_1" text:outline-level="1"><text:bookmark-start text:name="arguments-10"/>Arguments<text:bookmark-end text:name="arguments-10"/></text:h>
      <text:list text:style-name="L11">
        <text:list-item>
          <text:p text:style-name="P654"><text:span text:style-name="Source_Text">obj::NeuroAnalyzer.NEURO</text:span></text:p>
        </text:list-item>
        <text:list-item>
          <text:p text:style-name="P654"><text:span text:style-name="Source_Text">ch::Union{Int64, Vector{Int64}, &lt;:AbstractRange}=signal_channels(obj)</text:span>: index of channels, default is all signal channels</text:p>
        </text:list-item>
        <text:list-item>
          <text:p text:style-name="P654"><text:span text:style-name="Source_Text">dims::Int64</text:span>: mean over channels (dims = 1), epochs (dims = 2) or channels and epochs (dims = 3)</text:p>
        </text:list-item>
        <text:list-item>
          <text:p text:style-name="P654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-10"/>Returns<text:bookmark-end text:name="returns-10"/></text:h>
      <text:p text:style-name="First_20_paragraph">Named tuple containing: - <text:span text:style-name="Source_Text">h_env_m::Union{Vector{Float64}, Matrix{Float64}}</text:span>: Hilbert spectrum amplitude envelope: mean - <text:span text:style-name="Source_Text">h_env_u::Union{Vector{Float64}, Matrix{Float64}}</text:span>: Hilbert spectrum amplitude envelope: 95% CI upper bound - <text:span text:style-name="Source_Text">h_env_l::Union{Vector{Float64}, Matrix{Float64}}</text:span>: Hilbert spectrum amplitude envelope: 95% CI lower bound - <text:span text:style-name="Source_Text">s_t::Vector{Float64}</text:span>: signal time ““” function henv_mean(obj::NeuroAnalyzer.NEURO; ch::Union{Int64, Vector{Int64}, &lt;:AbstractRange}=signal_channels(obj), dims::Int64, d::Int64=32)</text:p>
      <text:p text:style-name="P655">if dims == 1</text:p>
      <text:p text:style-name="P656"><text:s text:c="4"/>channel_n(obj) == 1 &amp;&amp; throw(ArgumentError("Number of channels must be ≥ 2."))</text:p>
      <text:p text:style-name="P657">elseif dims == 2</text:p>
      <text:p text:style-name="P658"><text:s text:c="4"/>epoch_n(obj) == 1 &amp;&amp; throw(ArgumentError("Number of epochs must be ≥ 2."))</text:p>
      <text:p text:style-name="P659">elseif dims == 3</text:p>
      <text:p text:style-name="P660"><text:s text:c="4"/>channel_n(obj) == 1 &amp;&amp; throw(ArgumentError("Number of channels must be ≥ 2."))</text:p>
      <text:p text:style-name="P661"><text:s text:c="4"/>epoch_n(obj) == 1 &amp;&amp; throw(ArgumentError("Number of epochs must be ≥ 2."))</text:p>
      <text:p text:style-name="P662">end</text:p>
      <text:p text:style-name="P663"/>
      <text:p text:style-name="P664">s_a, s_t = henv(obj, ch=ch, d=d)</text:p>
      <text:p text:style-name="P665"/>
      <text:p text:style-name="P666">ch_n = size(s_a, 1)</text:p>
      <text:p text:style-name="P667">ep_n = size(s_a, 3)</text:p>
      <text:p text:style-name="P668"/>
      <text:p text:style-name="P669">if dims == 1</text:p>
      <text:p text:style-name="P670"><text:s text:c="4"/># mean over channels</text:p>
      <text:p text:style-name="P671"/>
      <text:p text:style-name="P672"><text:s text:c="4"/>h_env_m = zeros(length(s_t), ep_n)</text:p>
      <text:p text:style-name="P673"><text:s text:c="4"/>h_env_u = zeros(length(s_t), ep_n)</text:p>
      <text:p text:style-name="P674"><text:s text:c="4"/>h_env_l = zeros(length(s_t), ep_n)</text:p>
      <text:p text:style-name="P675"/>
      <text:p text:style-name="P676"><text:s text:c="4"/>@inbounds @simd for ep_idx in 1:ep_n</text:p>
      <text:p text:style-name="P677"><text:s text:c="8"/>h_env_m[:, ep_idx] = mean(s_a[:, :, ep_idx], dims=1)</text:p>
      <text:p text:style-name="P678"><text:s text:c="8"/>s = std(h_env_m[:, ep_idx]) / sqrt(length(h_env_m[:, ep_idx]))</text:p>
      <text:p text:style-name="P679"><text:s text:c="8"/>h_env_u[:, ep_idx] = @. h_env_m[:, ep_idx] + 1.96 * s</text:p>
      <text:p text:style-name="P680"><text:s text:c="8"/>h_env_l[:, ep_idx] = @. h_env_m[:, ep_idx] - 1.96 * s</text:p>
      <text:p text:style-name="P681"><text:s text:c="4"/>end</text:p>
      <text:p text:style-name="P682">elseif dims == 2</text:p>
      <text:p text:style-name="P683"><text:s text:c="4"/># mean over epochs</text:p>
      <text:p text:style-name="P684"/>
      <text:p text:style-name="P685"><text:s text:c="4"/>h_env_m = zeros(length(s_t), ch_n)</text:p>
      <text:p text:style-name="P686"><text:s text:c="4"/>h_env_u = zeros(length(s_t), ch_n)</text:p>
      <text:p text:style-name="P687"><text:s text:c="4"/>h_env_l = zeros(length(s_t), ch_n)</text:p>
      <text:p text:style-name="P688"/>
      <text:p text:style-name="P689"><text:s text:c="4"/>@inbounds @simd for ch_idx in 1:ch_n</text:p>
      <text:p text:style-name="P690"><text:s text:c="8"/>h_env_m[:, ch_idx] = mean(s_a[ch_idx, :, :], dims=2)</text:p>
      <text:p text:style-name="P691"><text:s text:c="8"/>s = std(h_env_m[:, ch_idx]) / sqrt(length(h_env_m[:, ch_idx]))</text:p>
      <text:p text:style-name="P692"><text:s text:c="8"/>h_env_u[:, ch_idx] = @views @. h_env_m[:, ch_idx] + 1.96 * s</text:p>
      <text:p text:style-name="P693"><text:s text:c="8"/>h_env_l[:, ch_idx] = @views @. h_env_m[:, ch_idx] - 1.96 * s</text:p>
      <text:p text:style-name="P694"><text:s text:c="4"/>end</text:p>
      <text:p text:style-name="P695">else</text:p>
      <text:p text:style-name="P696"><text:s text:c="4"/># mean over channels and epochs</text:p>
      <text:p text:style-name="P697"/>
      <text:p text:style-name="P698"><text:s text:c="4"/>h_env_m, h_env_u, h_env_l, _ = henv_mean(obj, dims=1, d=d)</text:p>
      <text:p text:style-name="P699"><text:s text:c="4"/>h_env_m = mean(h_env_m, dims=2)</text:p>
      <text:p text:style-name="P700"><text:s text:c="4"/>h_env_u = mean(h_env_u, dims=2)</text:p>
      <text:p text:style-name="P701"><text:s text:c="4"/>h_env_l = mean(h_env_l, dims=2)</text:p>
      <text:p text:style-name="P702"><text:s text:c="4"/>h_env_m = reshape(h_env_m, size(h_env_m, 1))</text:p>
      <text:p text:style-name="P703"><text:s text:c="4"/>h_env_u = reshape(h_env_u, size(h_env_u, 1))</text:p>
      <text:p text:style-name="P704"><text:s text:c="4"/>h_env_l = reshape(h_env_l, size(h_env_l, 1))</text:p>
      <text:p text:style-name="P705">end</text:p>
      <text:p text:style-name="P706"/>
      <text:p text:style-name="P707">return (h_env_m=h_env_m, h_env_u=h_env_u, h_env_l=h_env_l, s_t=s_t)</text:p>
      <text:p text:style-name="First_20_paragraph">end</text:p>
      <text:p text:style-name="Text_20_body">““” henv_median(obj; ch, dims, d)</text:p>
      <text:p text:style-name="Text_20_body">Calculate Hilbert spectrum amplitude envelope of <text:span text:style-name="Source_Text">obj</text:span>: median and 95% CI.</text:p>
      <text:h text:style-name="Heading_20_1" text:outline-level="1"><text:bookmark-start text:name="arguments-11"/>Arguments<text:bookmark-end text:name="arguments-11"/></text:h>
      <text:list text:style-name="L12">
        <text:list-item>
          <text:p text:style-name="P708"><text:span text:style-name="Source_Text">obj::NeuroAnalyzer.NEURO</text:span></text:p>
        </text:list-item>
        <text:list-item>
          <text:p text:style-name="P708"><text:span text:style-name="Source_Text">ch::Union{Int64, Vector{Int64}, &lt;:AbstractRange}=signal_channels(obj)</text:span>: index of channels, default is all signal channels</text:p>
        </text:list-item>
        <text:list-item>
          <text:p text:style-name="P708"><text:span text:style-name="Source_Text">dims::Int64</text:span>: median over channels (dims = 1), epochs (dims = 2) or channels and epochs (dims = 3)</text:p>
        </text:list-item>
        <text:list-item>
          <text:p text:style-name="P708"><text:span text:style-name="Source_Text">d::Int64=32</text:span>: distance between peeks in samples, lower values get better envelope fit</text:p>
        </text:list-item>
      </text:list>
      <text:h text:style-name="Heading_20_1" text:outline-level="1"><text:bookmark-start text:name="returns-11"/>Returns<text:bookmark-end text:name="returns-11"/></text:h>
      <text:p text:style-name="First_20_paragraph">Named tuple containing: - <text:span text:style-name="Source_Text">h_env_m::Union{Vector{Float64}, Matrix{Float64}}</text:span>: Hilbert spectrum amplitude envelope: median - <text:span text:style-name="Source_Text">h_env_u::Union{Vector{Float64}, Matrix{Float64}}</text:span>: Hilbert spectrum amplitude envelope: 95% CI upper bound - <text:span text:style-name="Source_Text">h_env_l::Union{Vector{Float64}, Matrix{Float64}}</text:span>: Hilbert spectrum amplitude envelope: 95% CI lower bound - <text:span text:style-name="Source_Text">s_t::Vector{Float64}</text:span>: signal time ““” function henv_median(obj::NeuroAnalyzer.NEURO; ch::Union{Int64, Vector{Int64}, &lt;:AbstractRange}=signal_channels(obj), dims::Int64, d::Int64=32)</text:p>
      <text:p text:style-name="P709">if dims == 1</text:p>
      <text:p text:style-name="P710"><text:s text:c="4"/>channel_n(obj) == 1 &amp;&amp; throw(ArgumentError("Number of channels must be ≥ 2."))</text:p>
      <text:p text:style-name="P711">elseif dims == 2</text:p>
      <text:p text:style-name="P712"><text:s text:c="4"/>epoch_n(obj) == 1 &amp;&amp; throw(ArgumentError("Number of epochs must be ≥ 2."))</text:p>
      <text:p text:style-name="P713">elseif dims == 3</text:p>
      <text:p text:style-name="P714"><text:s text:c="4"/>channel_n(obj) == 1 &amp;&amp; throw(ArgumentError("Number of channels must be ≥ 2."))</text:p>
      <text:p text:style-name="P715"><text:s text:c="4"/>epoch_n(obj) == 1 &amp;&amp; throw(ArgumentError("Number of epochs must be ≥ 2."))</text:p>
      <text:p text:style-name="P716">end</text:p>
      <text:p text:style-name="P717"/>
      <text:p text:style-name="P718">s_a, s_t = henv(obj, ch=ch, d=d)</text:p>
      <text:p text:style-name="P719"/>
      <text:p text:style-name="P720">ch_n = size(s_a, 1)</text:p>
      <text:p text:style-name="P721">ep_n = size(s_a, 3)</text:p>
      <text:p text:style-name="P722"/>
      <text:p text:style-name="P723">if dims == 1</text:p>
      <text:p text:style-name="P724"><text:s text:c="4"/># median over channels</text:p>
      <text:p text:style-name="P725"/>
      <text:p text:style-name="P726"><text:s text:c="4"/>h_env_m = zeros(length(s_t), ep_n)</text:p>
      <text:p text:style-name="P727"><text:s text:c="4"/>h_env_u = zeros(length(s_t), ep_n)</text:p>
      <text:p text:style-name="P728"><text:s text:c="4"/>h_env_l = zeros(length(s_t), ep_n)</text:p>
      <text:p text:style-name="P729"/>
      <text:p text:style-name="P730"><text:s text:c="4"/>@inbounds @simd for ep_idx in 1:ep_n</text:p>
      <text:p text:style-name="P731"><text:s text:c="8"/>h_env_m[:, ep_idx] = median(s_a[:, :, ep_idx], dims=1)</text:p>
      <text:p text:style-name="P732"><text:s text:c="8"/>t_idx = findpeaks(h_env_m[:, ep_idx], d=d)</text:p>
      <text:p text:style-name="P733"><text:s text:c="8"/>pushfirst!(t_idx, 1)</text:p>
      <text:p text:style-name="P734"><text:s text:c="8"/>push!(t_idx, length(h_env_m[:, ep_idx]))</text:p>
      <text:p text:style-name="P735"><text:s text:c="8"/>if length(t_idx) &gt; 4</text:p>
      <text:p text:style-name="P736"><text:s text:c="12"/>model = CubicSpline(s_t[t_idx], h_env_m[t_idx])</text:p>
      <text:p text:style-name="P737"><text:s text:c="12"/>try</text:p>
      <text:p text:style-name="P738"><text:s text:c="16"/>h_env_m[:, ep_idx] = model(s_t)</text:p>
      <text:p text:style-name="P739"><text:s text:c="12"/>catch</text:p>
      <text:p text:style-name="P740"><text:s text:c="16"/>_info("CubicSpline could not be calculated, using non-smoothed variant instead.")</text:p>
      <text:p text:style-name="P741"><text:s text:c="12"/>end</text:p>
      <text:p text:style-name="P742"><text:s text:c="8"/>end</text:p>
      <text:p text:style-name="P743"><text:s text:c="8"/>s = iqr(h_env_m[:, ep_idx]) / sqrt(length(h_env_m[:, ep_idx]))</text:p>
      <text:p text:style-name="P744"><text:s text:c="8"/>h_env_u[:, ep_idx] = @views @. h_env_m[:, ep_idx] + 1.96 * s</text:p>
      <text:p text:style-name="P745"><text:s text:c="8"/>h_env_l[:, ep_idx] = @views @. h_env_m[:, ep_idx] - 1.96 * s</text:p>
      <text:p text:style-name="P746"><text:s text:c="4"/>end</text:p>
      <text:p text:style-name="P747">elseif dims == 2</text:p>
      <text:p text:style-name="P748"><text:s text:c="4"/># median over epochs</text:p>
      <text:p text:style-name="P749"/>
      <text:p text:style-name="P750"><text:s text:c="4"/>h_env_m = zeros(length(s_t), ch_n)</text:p>
      <text:p text:style-name="P751"><text:s text:c="4"/>h_env_u = zeros(length(s_t), ch_n)</text:p>
      <text:p text:style-name="P752"><text:s text:c="4"/>h_env_l = zeros(length(s_t), ch_n)</text:p>
      <text:p text:style-name="P753"/>
      <text:p text:style-name="P754"><text:s text:c="4"/>@inbounds @simd for ch_idx in 1:ch_n</text:p>
      <text:p text:style-name="P755"><text:s text:c="8"/>h_env_m[:, ch_idx] = median(s_a[ch_idx, :, :], dims=2)</text:p>
      <text:p text:style-name="P756"><text:s text:c="8"/>t_idx = findpeaks(h_env_m[:, ch_idx], d=d)</text:p>
      <text:p text:style-name="P757"><text:s text:c="8"/>pushfirst!(t_idx, 1)</text:p>
      <text:p text:style-name="P758"><text:s text:c="8"/>push!(t_idx, length(h_env_m[:, ch_idx]))</text:p>
      <text:p text:style-name="P759"><text:s text:c="8"/>if length(t_idx) &gt; 4</text:p>
      <text:p text:style-name="P760"><text:s text:c="12"/>model = CubicSpline(s_t[t_idx], h_env_m[t_idx])</text:p>
      <text:p text:style-name="P761"><text:s text:c="12"/>try</text:p>
      <text:p text:style-name="P762"><text:s text:c="16"/>h_env_m[:, ch_idx] = model(s_t)</text:p>
      <text:p text:style-name="P763"><text:s text:c="12"/>catch</text:p>
      <text:p text:style-name="P764"><text:s text:c="16"/>_info("CubicSpline could not be calculated, using non-smoothed variant instead.")</text:p>
      <text:p text:style-name="P765"><text:s text:c="12"/>end</text:p>
      <text:p text:style-name="P766"><text:s text:c="8"/>end</text:p>
      <text:p text:style-name="P767"><text:s text:c="8"/>s = iqr(h_env_m[:, ch_idx]) / sqrt(length(h_env_m[:, ch_idx]))</text:p>
      <text:p text:style-name="P768"><text:s text:c="8"/>h_env_u[:, ch_idx] = @views @. h_env_m[:, ch_idx] + 1.96 * s</text:p>
      <text:p text:style-name="P769"><text:s text:c="8"/>h_env_l[:, ch_idx] = @views @. h_env_m[:, ch_idx] - 1.96 * s</text:p>
      <text:p text:style-name="P770"><text:s text:c="4"/>end</text:p>
      <text:p text:style-name="P771">else</text:p>
      <text:p text:style-name="P772"><text:s text:c="4"/># median over channels and epochs</text:p>
      <text:p text:style-name="P773"/>
      <text:p text:style-name="P774"><text:s text:c="4"/>h_env_m, h_env_u, h_env_l, _ = henv_median(obj, dims=1, d=d)</text:p>
      <text:p text:style-name="P775"><text:s text:c="4"/>h_env_m = median(h_env_m, dims=2)</text:p>
      <text:p text:style-name="P776"><text:s text:c="4"/>h_env_u = median(h_env_u, dims=2)</text:p>
      <text:p text:style-name="P777"><text:s text:c="4"/>h_env_l = median(h_env_l, dims=2)</text:p>
      <text:p text:style-name="P778"><text:s text:c="4"/>h_env_m = reshape(h_env_m, size(h_env_m, 1))</text:p>
      <text:p text:style-name="P779"><text:s text:c="4"/>h_env_u = reshape(h_env_u, size(h_env_u, 1))</text:p>
      <text:p text:style-name="P780"><text:s text:c="4"/>h_env_l = reshape(h_env_l, size(h_env_l, 1))</text:p>
      <text:p text:style-name="P781">end</text:p>
      <text:p text:style-name="P782"/>
      <text:p text:style-name="P783">return (h_env_m=h_env_m, h_env_u=h_env_u, h_env_l=h_env_l, s_t=s_t)</text:p>
      <text:p text:style-name="First_20_paragraph">end</text:p>
      <text:p text:style-name="Text_20_body">““” env_cor(obj1, obj2; type, ch1, ch2, ep1, ep2)</text:p>
      <text:p text:style-name="Text_20_body">Calculate envelope correlation.</text:p>
      <text:h text:style-name="Heading_20_1" text:outline-level="1"><text:bookmark-start text:name="arguments-12"/>Arguments<text:bookmark-end text:name="arguments-12"/></text:h>
      <text:list text:style-name="L13">
        <text:list-item>
          <text:p text:style-name="P784"><text:span text:style-name="Source_Text">obj1::NeuroAnalyzer.NEURO</text:span></text:p>
        </text:list-item>
        <text:list-item>
          <text:p text:style-name="P784"><text:span text:style-name="Source_Text">obj2::NeuroAnalyzer.NEURO</text:span></text:p>
        </text:list-item>
        <text:list-item>
          <text:p text:style-name="P784"><text:span text:style-name="Source_Text">type::Symbol=:amp</text:span>: envelope type:</text:p>
          <text:list text:style-name="L14">
            <text:list-item>
              <text:p text:style-name="P785"><text:span text:style-name="Source_Text">:amp</text:span>: amplitude</text:p>
            </text:list-item>
            <text:list-item>
              <text:p text:style-name="P785"><text:span text:style-name="Source_Text">:pow</text:span>: power</text:p>
            </text:list-item>
            <text:list-item>
              <text:p text:style-name="P785"><text:span text:style-name="Source_Text">:spec</text:span>: spectrogram</text:p>
            </text:list-item>
            <text:list-item>
              <text:p text:style-name="P785"><text:span text:style-name="Source_Text">:hamp</text:span>: Hilbert spectrum amplitude</text:p>
            </text:list-item>
          </text:list>
        </text:list-item>
        <text:list-item>
          <text:p text:style-name="P784"><text:span text:style-name="Source_Text">ch1::Int64</text:span></text:p>
        </text:list-item>
        <text:list-item>
          <text:p text:style-name="P784"><text:span text:style-name="Source_Text">ch2::Int64</text:span></text:p>
        </text:list-item>
        <text:list-item>
          <text:p text:style-name="P784"><text:span text:style-name="Source_Text">ep1::Union{Int64, Vector{Int64}, &lt;:AbstractRange}=_c(epoch_n(obj1))</text:span>: default use all epochs</text:p>
        </text:list-item>
        <text:list-item>
          <text:p text:style-name="P784"><text:span text:style-name="Source_Text">ep2::Union{Int64, Vector{Int64}, &lt;:AbstractRange}=_c(epoch_n(obj2))</text:span>: default use all epochs</text:p>
        </text:list-item>
      </text:list>
      <text:h text:style-name="Heading_20_1" text:outline-level="1"><text:bookmark-start text:name="returns-12"/>Returns<text:bookmark-end text:name="returns-12"/></text:h>
      <text:p text:style-name="First_20_paragraph">Named tuple containing: - <text:span text:style-name="Source_Text">ec::Vector{Float64}</text:span>: power correlation value - <text:span text:style-name="Source_Text">p::Vector{Float64}</text:span>: p-value ““” function env_cor(obj1::NeuroAnalyzer.NEURO, obj2::NeuroAnalyzer.NEURO; type::Symbol=:amp, ch1::Int64, ch2::Int64, ep1::Union{Int64, Vector{Int64}, &lt;:AbstractRange}=_c(epoch_n(obj1)), ep2::Union{Int64, Vector{Int64}, &lt;:AbstractRange}=_c(epoch_n(obj2)))</text:p>
      <text:p text:style-name="P786">_check_var(type, [:amp, :pow, :spec, :hamp], "type")</text:p>
      <text:p text:style-name="P787"/>
      <text:p text:style-name="P788">_check_channels(obj1, ch1)</text:p>
      <text:p text:style-name="P789">_check_channels(obj2, ch2)</text:p>
      <text:p text:style-name="P790">length(ch1) == length(ch2) || throw(ArgumentError("ch1 and ch2 must have the same length."))</text:p>
      <text:p text:style-name="P791"/>
      <text:p text:style-name="P792">_check_epochs(obj1, ep1)</text:p>
      <text:p text:style-name="P793">_check_epochs(obj2, ep2)</text:p>
      <text:p text:style-name="P794">length(ep1) == length(ep2) || throw(ArgumentError("ep1 and ep2 must have the same length."))</text:p>
      <text:p text:style-name="P795">epoch_len(obj1) == epoch_len(obj2) || throw(ArgumentError("OBJ1 and OBJ2 epochs must have the same length."))</text:p>
      <text:p text:style-name="P796"/>
      <text:p text:style-name="P797">ep_n = length(ep1)</text:p>
      <text:p text:style-name="P798"/>
      <text:p text:style-name="P799">ec = zeros(ep_n)</text:p>
      <text:p text:style-name="P800">p = zeros(ep_n)</text:p>
      <text:p text:style-name="P801"/>
      <text:p text:style-name="P802"># calculate envelopes</text:p>
      <text:p text:style-name="P803">if type === :amp</text:p>
      <text:p text:style-name="P804"><text:s text:c="4"/>s1, _ = tenv(obj1)</text:p>
      <text:p text:style-name="P805"><text:s text:c="4"/>s2, _ = tenv(obj2)</text:p>
      <text:p text:style-name="P806">elseif type === :pow</text:p>
      <text:p text:style-name="P807"><text:s text:c="4"/>s1, _ = penv(obj1)</text:p>
      <text:p text:style-name="P808"><text:s text:c="4"/>s2, _ = penv(obj2)</text:p>
      <text:p text:style-name="P809">elseif type === :spec</text:p>
      <text:p text:style-name="P810"><text:s text:c="4"/>s1, _ = senv(obj1)</text:p>
      <text:p text:style-name="P811"><text:s text:c="4"/>s2, _ = senv(obj2)</text:p>
      <text:p text:style-name="P812">elseif type === :hamp</text:p>
      <text:p text:style-name="P813"><text:s text:c="4"/>s1, _ = henv(obj1)</text:p>
      <text:p text:style-name="P814"><text:s text:c="4"/>s2, _ = henv(obj2)</text:p>
      <text:p text:style-name="P815">end</text:p>
      <text:p text:style-name="P816"/>
      <text:p text:style-name="P817">s1 = @views s1[ch1, :, ep1]</text:p>
      <text:p text:style-name="P818">s2 = @views s2[ch2, :, ep2]</text:p>
      <text:p text:style-name="P819"/>
      <text:p text:style-name="P820"># compare envelopes per epochs</text:p>
      <text:p text:style-name="P821">Threads.@threads for ep_idx in 1:ep_n</text:p>
      <text:p text:style-name="P822"><text:s text:c="4"/>ctest = @views CorrelationTest(vec(s1[:, :, ep_idx]), vec(s2[:, :, ep_idx]))</text:p>
      <text:p text:style-name="P823"><text:s text:c="4"/>@inbounds ec[ep_idx] = ctest.r</text:p>
      <text:p text:style-name="P824"><text:s text:c="4"/>@inbounds p[ep_idx] = pvalue(ctest)</text:p>
      <text:p text:style-name="P825">end</text:p>
      <text:p text:style-name="P826"/>
      <text:p text:style-name="P827">return (ec=ec, p=p)</text:p>
      <text:p text:style-name="First_20_paragraph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fo:text-align="justify" style:justify-single-word="false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style-name="Bold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0mm" style:contextual-spacing="false" fo:line-height="2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0mm" style:contextual-spacing="false"/>
      <style:text-properties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0mm" style:contextual-spacing="false"/>
      <style:text-properties fo:font-size="12pt" fo:font-style="italic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0mm" style:contextual-spacing="false"/>
      <style:text-properties fo:font-size="12pt" fo:font-weight="bold" style:font-size-asian="101%" style:font-weight-asian="bold" style:font-size-complex="101%" style:font-weight-complex="600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4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6.77mm" fo:margin-right="0mm" fo:margin-top="0mm" fo:margin-bottom="4.23mm" style:contextual-spacing="false" style:line-height-at-least="4.23mm" fo:text-indent="-6.77mm" style:auto-text-indent="false">
        <style:tab-stops>
          <style:tab-stop style:position="6.77m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3-05-05T12:24:46Z</meta:creation-date>
    <dc:date>2023-05-05T12:24:46Z</dc:date>
    <meta:user-defined meta:name="bibliography" meta:value-type="string">/home/eb/.pandoc/library.bib</meta:user-defined>
    <meta:user-defined meta:name="csl" meta:value-type="string">/home/eb/.pandoc/references.csl</meta:user-defined>
  </office:meta>
</office:document-meta>
</file>